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master-page-name="">
      <style:table-properties style:width="5.309cm" style:page-number="auto" fo:break-before="auto" fo:break-after="auto" table:align="right" style:shadow="none"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1.A7"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1.B7"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master-page-name="">
      <style:table-properties style:width="5.611cm" style:page-number="auto" fo:break-before="auto" fo:break-after="auto" table:align="margins" style:shadow="none"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3.388cm" style:rel-column-width="7590*"/>
    </style:style>
    <style:style style:name="Table16.B" style:family="table-column">
      <style:table-column-properties style:column-width="5.613cm" style:rel-column-width="3182*"/>
    </style:style>
    <style:style style:name="Table16.A1" style:family="table-cell">
      <style:table-cell-properties fo:padding="0cm" fo:border="none" style:writing-mode="page"/>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master-page-name="">
      <style:table-properties style:width="5.309cm" style:page-number="auto" fo:break-before="auto" fo:break-after="auto" table:align="right" style:shadow="none"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margin-top="0cm" fo:margin-bottom="0.19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9" style:family="table">
      <style:table-properties style:width="19.001cm" fo:break-before="auto" fo:break-after="auto" table:align="margins"/>
    </style:style>
    <style:style style:name="Table29.A" style:family="table-column">
      <style:table-column-properties style:column-width="13.391cm" style:rel-column-width="7592*"/>
    </style:style>
    <style:style style:name="Table29.B" style:family="table-column">
      <style:table-column-properties style:column-width="5.609cm" style:rel-column-width="3180*"/>
    </style:style>
    <style:style style:name="Table29.A1" style:family="table-cell">
      <style:table-cell-properties fo:padding="0cm" fo:border="none" style:writing-mode="page"/>
    </style:style>
    <style:style style:name="Table17" style:family="table" style:master-page-name="">
      <style:table-properties style:width="5.609cm" style:page-number="auto" fo:break-before="auto" fo:break-after="auto" table:align="margins" style:shadow="none" fo:keep-with-next="auto" style:may-break-between-rows="true" table:border-model="collapsing"/>
    </style:style>
    <style:style style:name="Table17.A" style:family="table-column">
      <style:table-column-properties style:column-width="0.699cm" style:rel-column-width="396*"/>
    </style:style>
    <style:style style:name="Table17.B" style:family="table-column">
      <style:table-column-properties style:column-width="4.911cm" style:rel-column-width="2784*"/>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text-properties officeooo:rsid="002346d1" officeooo:paragraph-rsid="002346d1"/>
    </style:style>
    <style:style style:name="P26" style:family="paragraph" style:parent-style-name="Standard">
      <style:text-properties officeooo:rsid="002346d1" officeooo:paragraph-rsid="00404a34"/>
    </style:style>
    <style:style style:name="P27" style:family="paragraph" style:parent-style-name="Standard">
      <style:text-properties fo:font-style="normal" officeooo:rsid="0023705b" officeooo:paragraph-rsid="0023705b" style:font-style-asian="normal" style:font-style-complex="normal"/>
    </style:style>
    <style:style style:name="P28" style:family="paragraph" style:parent-style-name="Standard">
      <style:text-properties officeooo:rsid="0024c286" officeooo:paragraph-rsid="0024c286"/>
    </style:style>
    <style:style style:name="P29" style:family="paragraph" style:parent-style-name="Standard">
      <style:text-properties officeooo:paragraph-rsid="0026a526"/>
    </style:style>
    <style:style style:name="P30" style:family="paragraph" style:parent-style-name="Standard">
      <style:text-properties officeooo:paragraph-rsid="0027d0c8"/>
    </style:style>
    <style:style style:name="P31" style:family="paragraph" style:parent-style-name="Text_20_body">
      <style:text-properties fo:language="en" fo:country="US"/>
    </style:style>
    <style:style style:name="P32"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3" style:family="paragraph" style:parent-style-name="Text_20_body">
      <style:text-properties fo:language="en" fo:country="US" officeooo:paragraph-rsid="000dc6a3"/>
    </style:style>
    <style:style style:name="P34" style:family="paragraph" style:parent-style-name="Text_20_body">
      <style:text-properties officeooo:paragraph-rsid="000dc6a3"/>
    </style:style>
    <style:style style:name="P35" style:family="paragraph" style:parent-style-name="Text_20_body">
      <style:text-properties officeooo:paragraph-rsid="0026a526"/>
    </style:style>
    <style:style style:name="P36" style:family="paragraph" style:parent-style-name="Text_20_body">
      <style:text-properties officeooo:paragraph-rsid="0037faff"/>
    </style:style>
    <style:style style:name="P37" style:family="paragraph" style:parent-style-name="Text_20_body">
      <style:text-properties officeooo:paragraph-rsid="00399484"/>
    </style:style>
    <style:style style:name="P38" style:family="paragraph" style:parent-style-name="Picture">
      <style:text-properties fo:language="en" fo:country="US"/>
    </style:style>
    <style:style style:name="P39" style:family="paragraph" style:parent-style-name="Picture">
      <style:paragraph-properties fo:text-align="center" style:justify-single-word="false"/>
    </style:style>
    <style:style style:name="P40" style:family="paragraph" style:parent-style-name="Picture">
      <style:paragraph-properties fo:text-align="center" style:justify-single-word="false"/>
      <style:text-properties officeooo:paragraph-rsid="003b8497"/>
    </style:style>
    <style:style style:name="P4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style:paragraph-properties fo:break-before="page"/>
    </style:style>
    <style:style style:name="P4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Heading_20_3">
      <style:paragraph-properties fo:break-before="page"/>
    </style:style>
    <style:style style:name="P46" style:family="paragraph" style:parent-style-name="Heading_20_3">
      <style:paragraph-properties fo:break-before="page"/>
      <style:text-properties fo:language="en" fo:country="US"/>
    </style:style>
    <style:style style:name="P47" style:family="paragraph" style:parent-style-name="Heading_20_3">
      <style:paragraph-properties fo:break-before="page"/>
      <style:text-properties fo:language="en" fo:country="US" officeooo:paragraph-rsid="000dc6a3"/>
    </style:style>
    <style:style style:name="P48" style:family="paragraph" style:parent-style-name="Standard" style:list-style-name="L1">
      <style:text-properties fo:language="en" fo:country="US"/>
    </style:style>
    <style:style style:name="P49" style:family="paragraph" style:parent-style-name="Standard" style:list-style-name="L6">
      <style:text-properties fo:language="en" fo:country="US"/>
    </style:style>
    <style:style style:name="P50" style:family="paragraph" style:parent-style-name="Standard" style:list-style-name="L2"/>
    <style:style style:name="P51" style:family="paragraph" style:parent-style-name="Standard" style:list-style-name="L3"/>
    <style:style style:name="P52" style:family="paragraph" style:parent-style-name="Standard" style:list-style-name="L4"/>
    <style:style style:name="P53" style:family="paragraph" style:parent-style-name="Standard" style:list-style-name="L5"/>
    <style:style style:name="P54" style:family="paragraph" style:parent-style-name="Standard" style:list-style-name="L7"/>
    <style:style style:name="P55" style:family="paragraph" style:parent-style-name="Standard" style:list-style-name="L8"/>
    <style:style style:name="P56" style:family="paragraph" style:parent-style-name="Heading_20_4">
      <style:text-properties officeooo:paragraph-rsid="000dc6a3"/>
    </style:style>
    <style:style style:name="P57" style:family="paragraph" style:parent-style-name="Heading_20_4">
      <style:text-properties officeooo:paragraph-rsid="0026a526"/>
    </style:style>
    <style:style style:name="P58" style:family="paragraph" style:parent-style-name="Heading_20_4">
      <style:text-properties fo:language="en" fo:country="US"/>
    </style:style>
    <style:style style:name="P59" style:family="paragraph" style:parent-style-name="Heading_20_4">
      <style:text-properties officeooo:paragraph-rsid="00579854"/>
    </style:style>
    <style:style style:name="P60" style:family="paragraph" style:parent-style-name="Heading_20_4">
      <style:paragraph-properties fo:break-before="page"/>
    </style:style>
    <style:style style:name="P61" style:family="paragraph" style:parent-style-name="Heading_20_4">
      <style:paragraph-properties fo:break-before="page"/>
      <style:text-properties fo:language="en" fo:country="US" officeooo:paragraph-rsid="0020360d"/>
    </style:style>
    <style:style style:name="P62" style:family="paragraph" style:parent-style-name="Heading_20_2">
      <style:paragraph-properties fo:break-before="page"/>
      <style:text-properties fo:language="en" fo:country="US"/>
    </style:style>
    <style:style style:name="P63"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6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54938f" officeooo:paragraph-rsid="005493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break-before="auto" fo:break-after="auto"/>
    </style:style>
    <style:style style:name="P85"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300a5"/>
    </style:style>
    <style:style style:name="T12" style:family="text">
      <style:text-properties officeooo:rsid="0023705b"/>
    </style:style>
    <style:style style:name="T13" style:family="text">
      <style:text-properties officeooo:rsid="002571c5"/>
    </style:style>
    <style:style style:name="T14" style:family="text">
      <style:text-properties officeooo:rsid="001312b8"/>
    </style:style>
    <style:style style:name="T15" style:family="text">
      <style:text-properties officeooo:rsid="004bab67"/>
    </style:style>
    <style:style style:name="T16" style:family="text">
      <style:text-properties officeooo:rsid="004d305d"/>
    </style:style>
    <style:style style:name="T17" style:family="text">
      <style:text-properties officeooo:rsid="00533cf6"/>
    </style:style>
    <style:style style:name="T18"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3"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5" text:outline-level="1">Maps of level 6 - Cal</text:h>
      <text:p text:style-name="P31">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6"><draw:text-box fo:min-height="14.769cm"><text:p text:style-name="Picture"><draw:frame draw:style-name="fr17" draw:name="Image1" text:anchor-type="as-char" svg:width="13.391cm" style:rel-width="100%" svg:height="14.769cm" style:rel-height="scale" draw:z-index="2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1">ID</text:p>
                </table:table-cell>
                <table:table-cell table:style-name="Table49.B1" office:value-type="string">
                  <text:p text:style-name="P41">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320996835" text:style-name="L1">
        <text:list-item>
          <text:p text:style-name="P48">Guild: RGBA(100, 140, 255, 0.6) <text:span text:style-name="T2">⬛</text:span></text:p>
        </text:list-item>
        <text:list-item>
          <text:p text:style-name="P48">Barrack RGBA(255, 215, 150, 0.6) <text:span text:style-name="T3">⬛</text:span></text:p>
        </text:list-item>
        <text:list-item>
          <text:p text:style-name="P48">Port RGBA(255, 180, 150, 0.6) <text:span text:style-name="T4">⬛</text:span></text:p>
        </text:list-item>
        <text:list-item>
          <text:p text:style-name="P48">Fountain RGBA(200, 255, 150, 0.6) <text:span text:style-name="T5">⬛</text:span></text:p>
        </text:list-item>
      </text:list>
      <text:h text:style-name="P62" text:outline-level="2">Explorable shops with findable objects</text:h>
      <text:p text:style-name="Text_20_body">Some buildings in the city have explorable areas accessible from the road. They are abandoned shops since despair took possession of the city. They are recognizable because they have a semi-open entrance door. Within these stores you can find rewards, with the exception of a workshop that contains a tool for a character. For this reason all the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274692064" text:style-name="L2">
        <text:list-item>
          <text:p text:style-name="P50">1 of exotic and special clothes:</text:p>
          <text:list>
            <text:list-item>
              <text:p text:style-name="P50">Drop MC (Markl) in the NO sector.</text:p>
            </text:list-item>
          </text:list>
        </text:list-item>
        <text:list-item>
          <text:p text:style-name="P50">3 are small bookshops:</text:p>
          <text:list>
            <text:list-item>
              <text:p text:style-name="P50">Books on ancient civilization (one shop per sector).</text:p>
            </text:list-item>
          </text:list>
        </text:list-item>
        <text:list-item>
          <text:p text:style-name="P50">2 are tool shops:</text:p>
          <text:list>
            <text:list-item>
              <text:p text:style-name="P50">Ancient civilization tools (in SO and SE).</text:p>
            </text:list-item>
          </text:list>
        </text:list-item>
        <text:list-item>
          <text:p text:style-name="P50">3 are pottery shops:</text:p>
          <text:list>
            <text:list-item>
              <text:p text:style-name="P50">Pot, vase and ancient civilization bowl (one shop per sector).</text:p>
            </text:list-item>
          </text:list>
        </text:list-item>
        <text:list-item>
          <text:p text:style-name="P50">1 is an arms shop:</text:p>
          <text:list>
            <text:list-item>
              <text:p text:style-name="P50">Old ancient civilization weapon (sector NO).</text:p>
            </text:list-item>
          </text:list>
        </text:list-item>
        <text:list-item>
          <text:p text:style-name="P50">2 are collectibles shops:</text:p>
          <text:list>
            <text:list-item>
              <text:p text:style-name="P50">Ancient currency (SE sector).</text:p>
            </text:list-item>
            <text:list-item>
              <text:p text:style-name="P50">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8" draw:name="Image34" text:anchor-type="as-char" svg:width="9.102cm" style:rel-width="100%" svg:height="5.129cm" style:rel-height="scale" draw:z-index="31"><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8" draw:name="Image35" text:anchor-type="as-char" svg:width="9.102cm" style:rel-width="100%" svg:height="5.061cm" style:rel-height="scale" draw:z-index="32"><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8" draw:name="Image36" text:anchor-type="as-char" svg:width="9.102cm" style:rel-width="100%" svg:height="5.42cm" style:rel-height="scale" draw:z-index="33"><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8" draw:name="Image37" text:anchor-type="as-char" svg:width="9.102cm" style:rel-width="100%" svg:height="5.59cm" style:rel-height="scale" draw:z-index="34"><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63" text:outline-level="2">Outside the walls</text:h>
      <text:p text:style-name="P32">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ext:span text:style-name="T15">T</text:span>here is an iron gate that blocks the road to the east entrance, but can be opened later by concluding a secondary mission. There is a reward on the roof of tunnel 17, you can get there by jumping from the <text:span text:style-name="T16">panorama</text:span>.</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35"><draw:text-box fo:min-height="13.162cm"><text:p text:style-name="Picture"><draw:frame draw:style-name="fr17" draw:name="Image18" text:anchor-type="as-char" svg:width="13.391cm" style:rel-width="100%" svg:height="13.162cm" style:rel-height="scale" draw:z-index="36"><draw:image xlink:href="../../Resources/Levels/Radme/Cal/Blueprints/Outside%20the%20walls/citadel.png" xlink:type="simple" xlink:show="embed" xlink:actuate="onLoad" loext:mime-type="image/png"/></draw:frame><text:span text:style-name="T1"><text:line-break/></text:span>Picture <text:sequence text:ref-name="refPicture1" text:name="Picture" text:formula="ooow:Picture+1" style:num-format="1">2</text:sequence>: Citadel</text:p></draw:text-box></draw:frame></text:p>
          </table:table-cell>
          <table:table-cell table:style-name="Table50.A1" office:value-type="string">
            <table:table table:name="Table51" table:style-name="Table51" table:template-name="Team7GrayTable">
              <table:table-column table:style-name="Table51.A"/>
              <table:table-column table:style-name="Table51.B"/>
              <table:table-row>
                <table:table-cell table:style-name="Table51.A1" office:value-type="string">
                  <text:p text:style-name="P41">ID</text:p>
                </table:table-cell>
                <table:table-cell table:style-name="Table51.B1" office:value-type="string">
                  <text:p text:style-name="P41">Description</text:p>
                </table:table-cell>
              </table:table-row>
              <table:table-row>
                <table:table-cell table:style-name="Table51.A2" office:value-type="string">
                  <text:p text:style-name="P3"><draw:frame draw:style-name="fr19" draw:name="Image79" text:anchor-type="as-char" svg:width="0.499cm" svg:height="0.499cm" draw:z-index="119"><draw:image xlink:href="../../Resources/Levels/Radme/Cal/Blueprints/icone%20mappa/CheckPoint.png" xlink:type="simple" xlink:show="embed" xlink:actuate="onLoad" draw:filter-name="&lt;All formats&gt;" loext:mime-type="image/png"/></draw:frame></text:p>
                </table:table-cell>
                <table:table-cell table:style-name="Table51.B2" office:value-type="string">
                  <text:p text:style-name="P83">Checkpoint</text:p>
                </table:table-cell>
              </table:table-row>
              <table:table-row table:style-name="Table51.3">
                <table:table-cell table:style-name="Table51.A3" office:value-type="string">
                  <text:p text:style-name="P3"><draw:frame draw:style-name="fr19" draw:name="Image21" text:anchor-type="as-char" svg:width="0.499cm" svg:height="0.499cm" draw:z-index="27"><draw:image xlink:href="../../Resources/Levels/Radme/Cal/Blueprints/icone%20mappa/fenice.png" xlink:type="simple" xlink:show="embed" xlink:actuate="onLoad" loext:mime-type="image/png"/></draw:frame></text:p>
                </table:table-cell>
                <table:table-cell table:style-name="Table51.B3" office:value-type="string">
                  <text:p text:style-name="P3">Phoenix tail</text:p>
                </table:table-cell>
              </table:table-row>
              <table:table-row table:style-name="Table51.3">
                <table:table-cell table:style-name="Table51.A2" office:value-type="string">
                  <text:p text:style-name="P3">♫1</text:p>
                </table:table-cell>
                <table:table-cell table:style-name="Table51.B2" office:value-type="string">
                  <text:p text:style-name="P3">Score: Persian theme [Larghetto].</text:p>
                  <text:p text:style-name="P3">Ambient sounds: wind, rustling of grass, a few crickets.</text:p>
                </table:table-cell>
              </table:table-row>
              <table:table-row table:style-name="Table51.3">
                <table:table-cell table:style-name="Table51.A3" office:value-type="string">
                  <text:p text:style-name="P3">♫2</text:p>
                </table:table-cell>
                <table:table-cell table:style-name="Table51.B3" office:value-type="string">
                  <text:p text:style-name="P3">Boots on pavement</text:p>
                </table:table-cell>
              </table:table-row>
              <table:table-row table:style-name="Table51.3">
                <table:table-cell table:style-name="Table51.A2" office:value-type="string">
                  <text:p text:style-name="P3">♫3</text:p>
                </table:table-cell>
                <table:table-cell table:style-name="Table51.B2" office:value-type="string">
                  <text:p text:style-name="P3">Boots on wood</text:p>
                </table:table-cell>
              </table:table-row>
              <table:table-row table:style-name="Table51.3">
                <table:table-cell table:style-name="Table51.A7" office:value-type="string">
                  <text:p text:style-name="P3">♫4</text:p>
                </table:table-cell>
                <table:table-cell table:style-name="Table51.B7" office:value-type="string">
                  <text:p text:style-name="P3">Door open/close</text:p>
                </table:table-cell>
              </table:table-row>
            </table:table>
            <text:p text:style-name="Table_20_Contents"/>
          </table:table-cell>
        </table:table-row>
      </table:table>
      <text:p text:style-name="Standard"/>
      <text:h text:style-name="P46" text:outline-level="3">The secret entrance 1</text:h>
      <text:p text:style-name="P31"><draw:frame draw:style-name="fr2" draw:name="Frame26" text:anchor-type="paragraph" svg:y="0cm" svg:width="8.999cm" draw:z-index="4"><draw:text-box fo:min-height="7.241cm"><text:p text:style-name="Picture"><draw:frame draw:style-name="fr17" draw:name="Image2" text:anchor-type="as-char" svg:width="8.999cm" style:rel-width="100%" svg:height="7.241cm" style:rel-height="scale" draw:z-index="37"><draw:image xlink:href="../../Resources/Levels/Radme/Cal/Blueprints/Market/Tower/tower.png" xlink:type="simple" xlink:show="embed" xlink:actuate="onLoad" loext:mime-type="image/png"/></draw:frame><text:span text:style-name="T1"><text:line-break/></text:span>Picture <text:sequence text:ref-name="refPicture2" text:name="Picture" text:formula="ooow:Picture+1" style:num-format="1">3</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38"><draw:text-box fo:min-height="15.45cm"><text:p text:style-name="Picture"><draw:frame draw:style-name="fr17" draw:name="Image13" text:anchor-type="as-char" svg:width="10.62cm" style:rel-width="100%" svg:height="15.45cm" style:rel-height="scale" draw:z-index="39"><draw:image xlink:href="../../Resources/Levels/Radme/Cal/Blueprints/Outside%20the%20walls/tower.png" xlink:type="simple" xlink:show="embed" xlink:actuate="onLoad" loext:mime-type="image/png"/></draw:frame><text:span text:style-name="T1"><text:line-break/></text:span>Picture <text:sequence text:ref-name="refPicture3" text:name="Picture" text:formula="ooow:Picture+1" style:num-format="1">4</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1">ID</text:p>
                      </table:table-cell>
                      <table:table-cell table:style-name="Table52.B1" office:value-type="string">
                        <text:p text:style-name="P41">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9" draw:name="Image22" text:anchor-type="as-char" svg:width="0.499cm" svg:height="0.499cm" draw:z-index="40"><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0">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41"><draw:text-box fo:min-height="9.01cm"><text:p text:style-name="Picture"><draw:frame draw:style-name="fr20" draw:name="Image48" text:anchor-type="as-char" svg:width="9.999cm" style:rel-width="100%" svg:height="9.01cm" style:rel-height="scale" draw:z-index="42"><draw:image xlink:href="../../Resources/Puzzles/puzzles-A_1.jpg" xlink:type="simple" xlink:show="embed" xlink:actuate="onLoad" loext:mime-type="image/jpeg"/></draw:frame><text:span text:style-name="T1"><text:line-break/></text:span>Picture <text:sequence text:ref-name="refPicture4" text:name="Picture" text:formula="ooow:Picture+1" style:num-format="1">5</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1">Puzzle prop.</text:p>
                  </table:table-cell>
                  <table:table-cell table:style-name="Table36.B1" office:value-type="string">
                    <text:p text:style-name="P41">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43"><draw:text-box fo:min-height="8.042cm"><text:p text:style-name="Picture"><draw:frame draw:style-name="fr20" draw:name="Image76" text:anchor-type="as-char" svg:width="8.999cm" style:rel-width="100%" svg:height="8.042cm" style:rel-height="scale" draw:z-index="44"><draw:image xlink:href="../../Resources/Puzzles/puzzles-A_2.jpg" xlink:type="simple" xlink:show="embed" xlink:actuate="onLoad" loext:mime-type="image/jpeg"/></draw:frame><text:span text:style-name="T1"><text:line-break/></text:span>Picture <text:sequence text:ref-name="refPicture5" text:name="Picture" text:formula="ooow:Picture+1" style:num-format="1">6</text:sequence>: Solution</text:p></draw:text-box></draw:frame></text:p>
          </table:table-cell>
        </table:table-row>
      </table:table>
      <text:p text:style-name="Standard"/>
      <text:h text:style-name="P62"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45"><draw:text-box fo:min-height="13.16cm"><text:p text:style-name="Picture"><draw:frame draw:style-name="fr17" draw:name="Image19" text:anchor-type="as-char" svg:width="13.391cm" style:rel-width="100%" svg:height="13.16cm" style:rel-height="scale" draw:z-index="46"><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1">ID</text:p>
                </table:table-cell>
                <table:table-cell table:style-name="Table54.B1" office:value-type="string">
                  <text:p text:style-name="P41">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47" text:outline-level="3">The tavern</text:h>
                  <text:p text:style-name="P33">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56" text:outline-level="4">Lights</text:h>
                  <text:p text:style-name="P34">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1" draw:name="Image8" text:anchor-type="as-char" svg:width="13.391cm" svg:height="6.502cm" draw:z-index="30"><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1">ID</text:p>
                      </table:table-cell>
                      <table:table-cell table:style-name="Table61.B1" office:value-type="string">
                        <text:p text:style-name="P41">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ext:p text:style-name="Table_20_Contents"><draw:frame draw:style-name="fr1" draw:name="Frame21" text:anchor-type="as-char" svg:width="5.611cm" draw:z-index="116"><draw:text-box fo:min-height="2.723cm"><text:p text:style-name="Picture"><draw:frame draw:style-name="fr25" draw:name="Image45" text:anchor-type="as-char" svg:width="5.611cm" style:rel-width="100%" svg:height="2.723cm" style:rel-height="scale" draw:z-index="117"><draw:image xlink:href="../../Resources/Levels/Radme/Cal/Blueprints/Boroughs/Tavern/TavernPath.png" xlink:type="simple" xlink:show="embed" xlink:actuate="onLoad" draw:filter-name="&lt;All formats&gt;" loext:mime-type="image/png"/></draw:frame><text:span text:style-name="T1"><text:line-break/></text:span>Picture <text:sequence text:ref-name="refPicture39" text:name="Picture" text:formula="ooow:Picture+1" style:num-format="1">8</text:sequence>: <text:span text:style-name="T17">Main p</text:span>ath</text:p></draw:text-box></draw:frame></text:p>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1">Room</text:p>
                </table:table-cell>
                <table:table-cell table:style-name="Table55.A1" office:value-type="string">
                  <text:p text:style-name="P41">Enemies</text:p>
                </table:table-cell>
                <table:table-cell table:style-name="Table55.C1" office:value-type="string">
                  <text:p text:style-name="P41">Damage to T.</text:p>
                </table:table-cell>
                <table:table-cell table:style-name="Table55.A1" office:value-type="string">
                  <text:p text:style-name="P41">Damage of T.</text:p>
                </table:table-cell>
                <table:table-cell table:style-name="Table55.C1" office:value-type="string">
                  <text:p text:style-name="P41">DPT (T., E.) / HP E.</text:p>
                </table:table-cell>
                <table:table-cell table:style-name="Table55.A1" office:value-type="string">
                  <text:p text:style-name="P41">DPT (E., T.) / HP T.</text:p>
                </table:table-cell>
                <table:table-cell table:style-name="Table55.C1" office:value-type="string">
                  <text:p text:style-name="P41">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1">I</text:span>n this first battle the enemies are weak but numerous. <text:span text:style-name="T11">W</text:span>ithout area attacks the clash may not <text:span text:style-name="T11">have</text:span> a quick conclusion, and the team could get hurt.</text:p>
      <text:h text:style-name="P45" text:outline-level="3">Escape on the roofs</text:h>
      <text:p text:style-name="P31">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26"><draw:text-box fo:min-height="13.03cm"><text:p text:style-name="Picture"><draw:frame draw:style-name="fr17" draw:name="Image5" text:anchor-type="as-char" svg:width="13.391cm" style:rel-width="100%" svg:height="13.03cm" style:rel-height="scale" draw:z-index="28"><draw:image xlink:href="../../Resources/Levels/Radme/Cal/Blueprints/Boroughs/Boroughs/Boroughs%20-%20roofs.png" xlink:type="simple" xlink:show="embed" xlink:actuate="onLoad" loext:mime-type="image/png"/></draw:frame><text:span text:style-name="T1"><text:line-break/></text:span>Picture <text:sequence text:ref-name="refPicture7"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1">ID</text:p>
                </table:table-cell>
                <table:table-cell table:style-name="Table21.B1" office:value-type="string">
                  <text:p text:style-name="P41">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9" draw:name="Image20" text:anchor-type="as-char" svg:width="0.499cm" svg:height="0.499cm" draw:z-index="29"><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46"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1">Through a passage in the precursor fountain you can enter the square of the resistanc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21"><draw:text-box fo:min-height="18.733cm"><text:p text:style-name="Picture"><draw:frame draw:style-name="fr17" draw:name="Image7" text:anchor-type="as-char" svg:width="13.391cm" style:rel-width="100%" svg:height="18.733cm" style:rel-height="scale" draw:z-index="22"><draw:image xlink:href="../../Resources/Levels/Radme/Cal/Blueprints/Boroughs/Base/Base.png" xlink:type="simple" xlink:show="embed" xlink:actuate="onLoad" loext:mime-type="image/png"/></draw:frame><text:span text:style-name="T1"><text:line-break/></text:span>Picture <text:sequence text:ref-name="refPicture8" text:name="Picture" text:formula="ooow:Picture+1" style:num-format="1">10</text:sequence>: Base of the rebels</text:p></draw:text-box></draw:frame></text:p>
          </table:table-cell>
          <table:table-cell table:style-name="Table26.A1" office:value-type="string">
            <table:table table:name="Table27" table:style-name="Table27" table:template-name="Team7GrayTable">
              <table:table-column table:style-name="Table27.A"/>
              <table:table-column table:style-name="Table27.B"/>
              <table:table-row>
                <table:table-cell table:style-name="Table27.A1" office:value-type="string">
                  <text:p text:style-name="P41">ID</text:p>
                </table:table-cell>
                <table:table-cell table:style-name="Table27.B1" office:value-type="string">
                  <text:p text:style-name="P41">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style-name="Table27.10">
                <table:table-cell table:style-name="Table27.A2" office:value-type="string">
                  <text:p text:style-name="P3"><draw:frame draw:style-name="fr19" draw:name="Image75" text:anchor-type="as-char" svg:width="0.499cm" svg:height="0.499cm" draw:z-index="118"><draw:image xlink:href="../../Resources/Levels/Radme/Cal/Blueprints/icone%20mappa/CheckPoint.png" xlink:type="simple" xlink:show="embed" xlink:actuate="onLoad" draw:filter-name="&lt;All formats&gt;" loext:mime-type="image/png"/></draw:frame></text:p>
                </table:table-cell>
                <table:table-cell table:style-name="Table27.B2" office:value-type="string">
                  <text:p text:style-name="P83">Checkpoint</text:p>
                </table:table-cell>
              </table:table-row>
              <table:table-row>
                <table:table-cell table:style-name="Table27.A3" office:value-type="string">
                  <text:p text:style-name="P3"><draw:frame draw:style-name="fr22" draw:name="Image23" text:anchor-type="as-char" svg:width="0.499cm" svg:height="0.499cm" draw:z-index="53"><draw:image xlink:href="../../Resources/Levels/Radme/Cal/Blueprints/icone%20mappa/reward.png" xlink:type="simple" xlink:show="embed" xlink:actuate="onLoad" loext:mime-type="image/png"/></draw:frame></text:p>
                </table:table-cell>
                <table:table-cell table:style-name="Table27.B3" office:value-type="string">
                  <text:p text:style-name="P3">Reward</text:p>
                </table:table-cell>
              </table:table-row>
              <table:table-row>
                <table:table-cell table:style-name="Table27.A2" office:value-type="string">
                  <text:p text:style-name="P3"><draw:frame draw:style-name="fr19" draw:name="Image24" text:anchor-type="as-char" svg:width="0.499cm" svg:height="0.499cm" draw:z-index="23"><draw:image xlink:href="../../Resources/Levels/Radme/Cal/Blueprints/icone%20mappa/fenice.png" xlink:type="simple" xlink:show="embed" xlink:actuate="onLoad" loext:mime-type="image/png"/></draw:frame></text:p>
                </table:table-cell>
                <table:table-cell table:style-name="Table27.B2" office:value-type="string">
                  <text:p text:style-name="P3">Phoenix tail</text:p>
                </table:table-cell>
              </table:table-row>
              <table:table-row table:style-name="Table27.10">
                <table:table-cell table:style-name="Table27.A3" office:value-type="string">
                  <text:p text:style-name="P3">♫1</text:p>
                </table:table-cell>
                <table:table-cell table:style-name="Table27.B3" office:value-type="string">
                  <text:p text:style-name="P3">Score: cello [Larghetto].</text:p>
                  <text:p text:style-name="P3">Ambient sounds: light water flow, very light wind.</text:p>
                </table:table-cell>
              </table:table-row>
              <table:table-row>
                <table:table-cell table:style-name="Table27.A2" office:value-type="string">
                  <text:p text:style-name="P3">♫2</text:p>
                </table:table-cell>
                <table:table-cell table:style-name="Table27.B2" office:value-type="string">
                  <text:p text:style-name="P3">Sound effects: water flow.</text:p>
                </table:table-cell>
              </table:table-row>
              <table:table-row>
                <table:table-cell table:style-name="Table27.A3" office:value-type="string">
                  <text:p text:style-name="P3">♫3</text:p>
                </table:table-cell>
                <table:table-cell table:style-name="Table27.B3" office:value-type="string">
                  <text:p text:style-name="P3">Ambient sounds: voices of people, some clashing of copper objects.</text:p>
                </table:table-cell>
              </table:table-row>
              <table:table-row>
                <table:table-cell table:style-name="Table27.A2" office:value-type="string">
                  <text:p text:style-name="P3">♫4</text:p>
                </table:table-cell>
                <table:table-cell table:style-name="Table27.B2" office:value-type="string">
                  <text:p text:style-name="P3">Score: military theme [Adagio].</text:p>
                </table:table-cell>
              </table:table-row>
            </table:table>
            <text:p text:style-name="Table_20_Contents"><draw:frame draw:style-name="fr4" draw:name="Frame4" text:anchor-type="as-char" svg:width="5.611cm" draw:z-index="24"><draw:text-box fo:min-height="5.745cm"><text:p text:style-name="Picture"><draw:frame draw:style-name="fr20" draw:name="Image3" text:anchor-type="as-char" svg:width="5.611cm" style:rel-width="100%" svg:height="5.745cm" style:rel-height="scale" draw:z-index="25"><draw:image xlink:href="../../Resources/Levels/Radme/Cal/Blueprints/Boroughs/Base/square_of_the_resistance.png" xlink:type="simple" xlink:show="embed" xlink:actuate="onLoad" loext:mime-type="image/png"/></draw:frame><text:span text:style-name="T1"><text:line-break/></text:span>Picture <text:sequence text:ref-name="refPicture9" text:name="Picture" text:formula="ooow:Picture+1" style:num-format="1">11</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7"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2</text:sequence>: Base of the rebels with size legend</text:p></draw:text-box></draw:frame></text:p>
      <text:h text:style-name="Heading_20_4" text:outline-level="4">Ancient Puzzle</text:h>
      <text:p text:style-name="P37">To access the sewers you need to solve a puzzle. <text:span text:style-name="T14">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6"><text:span text:style-name="T14"><draw:frame draw:style-name="fr1" draw:name="Frame6" text:anchor-type="as-char" svg:width="5.189cm" draw:z-index="47"><draw:text-box fo:min-height="4.001cm"><text:p text:style-name="Picture"><draw:frame draw:style-name="fr20" draw:name="Image41" text:anchor-type="as-char" svg:width="5.189cm" style:rel-width="100%" svg:height="4.001cm" style:rel-height="scale" draw:z-index="48"><draw:image xlink:href="../../Resources/Puzzles/puzzles-C1.jpg" xlink:type="simple" xlink:show="embed" xlink:actuate="onLoad" loext:mime-type="image/jpeg"/></draw:frame><text:span text:style-name="T1"><text:line-break/></text:span>Picture <text:sequence text:ref-name="refPicture11" text:name="Picture" text:formula="ooow:Picture+1" style:num-format="1">13</text:sequence>: Sewer access puzzle</text:p></draw:text-box></draw:frame></text:span><text:span text:style-name="T14"><draw:frame draw:style-name="fr5" draw:name="Frame36" text:anchor-type="as-char" svg:width="5.189cm" draw:z-index="49"><draw:text-box fo:min-height="4.001cm"><text:p text:style-name="Picture"><draw:frame draw:style-name="fr20" draw:name="Image42" text:anchor-type="as-char" svg:width="5.189cm" style:rel-width="100%" svg:height="4.001cm" style:rel-height="scale" draw:z-index="60"><draw:image xlink:href="../../Resources/Puzzles/puzzles-C2.jpg" xlink:type="simple" xlink:show="embed" xlink:actuate="onLoad" loext:mime-type="image/jpeg"/></draw:frame><text:span text:style-name="T1"><text:line-break/></text:span>Picture <text:sequence text:ref-name="refPicture12" text:name="Picture" text:formula="ooow:Picture+1" style:num-format="1">14</text:sequence>: Solution</text:p></draw:text-box></draw:frame></text:span><text:span text:style-name="T14"><draw:frame draw:style-name="fr6" draw:name="Frame37" text:anchor-type="as-char" svg:width="4.001cm" draw:z-index="61"><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1">Puzzle prop.</text:p></table:table-cell><table:table-cell table:style-name="Table14.B1" office:value-type="string"><text:p text:style-name="P41">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45"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62"><draw:text-box fo:min-height="5.6cm" fo:min-width="13.388cm"><text:p text:style-name="P40"><draw:frame draw:style-name="fr23" draw:name="Image26" text:anchor-type="paragraph" svg:width="7.99cm" svg:height="5.001cm" draw:z-index="63"><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3" text:name="Picture" text:formula="ooow:Picture+1" style:num-format="1">15</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1">ID</text:p>
                </table:table-cell>
                <table:table-cell table:style-name="Table23.B1" office:value-type="string">
                  <text:p text:style-name="P41">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9" draw:name="Image49" text:anchor-type="as-char" svg:width="0.49cm" svg:height="0.6cm" draw:z-index="64"><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9" draw:name="Image51" text:anchor-type="as-char" svg:width="0.699cm" svg:height="0.699cm" draw:z-index="65"><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9" draw:name="Image54" text:anchor-type="as-char" svg:width="0.499cm" svg:height="0.589cm" draw:z-index="66"><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6">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2">Room</text:p>
          </table:table-cell>
          <table:table-cell table:style-name="Tabella11.A1" office:value-type="string">
            <text:p text:style-name="P42">Enemies</text:p>
          </table:table-cell>
          <table:table-cell table:style-name="Tabella11.C1" office:value-type="string">
            <text:p text:style-name="P42">Damage to T.</text:p>
          </table:table-cell>
          <table:table-cell table:style-name="Tabella11.A1" office:value-type="string">
            <text:p text:style-name="P42">Damage of T.</text:p>
          </table:table-cell>
          <table:table-cell table:style-name="Tabella11.C1" office:value-type="string">
            <text:p text:style-name="P42">DPT (T., E.) / HP E.</text:p>
          </table:table-cell>
          <table:table-cell table:style-name="Tabella11.A1" office:value-type="string">
            <text:p text:style-name="P42">DPT (E., T.) / HP T.</text:p>
          </table:table-cell>
          <table:table-cell table:style-name="Tabella11.C1" office:value-type="string">
            <text:p text:style-name="P42">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3">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3">11</text:span></text:p>
          </table:table-cell>
          <table:table-cell table:style-name="Tabella11.A2" office:value-type="string">
            <text:p text:style-name="P5">0.1<text:span text:style-name="T13">48</text:span></text:p>
          </table:table-cell>
          <table:table-cell table:style-name="Tabella11.C2" office:value-type="string">
            <text:p text:style-name="P5">-0.<text:span text:style-name="T13">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57" text:outline-level="4">Ancient puzzle</text:h>
            <text:p text:style-name="P35">To access to from Cal to the east citadel you need to solve the ancient puzzle 2.</text:p>
            <text:p text:style-name="P29">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67"><draw:text-box fo:min-height="6.512cm"><text:p text:style-name="Picture"><draw:frame draw:style-name="fr20" draw:name="Image55" text:anchor-type="as-char" svg:width="6.701cm" style:rel-width="100%" svg:height="6.512cm" style:rel-height="scale" draw:z-index="68"><draw:image xlink:href="../../Resources/Puzzles/puzzles-B_1.jpg" xlink:type="simple" xlink:show="embed" xlink:actuate="onLoad" loext:mime-type="image/jpeg"/></draw:frame><text:span text:style-name="T1"><text:line-break/></text:span>Picture <text:sequence text:ref-name="refPicture14" text:name="Picture" text:formula="ooow:Picture+1" style:num-format="1">16</text:sequence>: Ancient puzzle 2</text:p></draw:text-box></draw:frame></text:p>
          </table:table-cell>
          <table:table-cell table:style-name="Table32.A1" office:value-type="string">
            <text:p text:style-name="P41"><draw:frame draw:style-name="fr1" draw:name="Frame12" text:anchor-type="as-char" svg:width="6.699cm" draw:z-index="69"><draw:text-box fo:min-height="6.71cm"><text:p text:style-name="Picture"><draw:frame draw:style-name="fr20" draw:name="Image56" text:anchor-type="as-char" svg:width="6.699cm" style:rel-width="100%" svg:height="6.71cm" style:rel-height="scale" draw:z-index="70"><draw:image xlink:href="../../Resources/Puzzles/puzzles-B_2.jpg" xlink:type="simple" xlink:show="embed" xlink:actuate="onLoad" loext:mime-type="image/jpeg"/></draw:frame><text:span text:style-name="T1"><text:line-break/></text:span>Picture <text:sequence text:ref-name="refPicture15" text:name="Picture" text:formula="ooow:Picture+1" style:num-format="1">17</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1">Puzzle prop.</text:p>
                  </table:table-cell>
                  <table:table-cell table:style-name="Table35.B1" office:value-type="string">
                    <text:p text:style-name="P41">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62" text:outline-level="2">Port area</text:h>
      <text:p text:style-name="P31">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71"><draw:text-box fo:min-height="12.779cm"><text:p text:style-name="Picture"><draw:frame draw:style-name="fr17" draw:name="Image33" text:anchor-type="as-char" svg:width="13.386cm" style:rel-width="100%" svg:height="12.779cm" style:rel-height="scale" draw:z-index="72"><draw:image xlink:href="../../Resources/Levels/Radme/Cal/Blueprints/Port/Port.png" xlink:type="simple" xlink:show="embed" xlink:actuate="onLoad" loext:mime-type="image/png"/></draw:frame><text:span text:style-name="T1"><text:line-break/></text:span>Picture <text:sequence text:ref-name="refPicture16" text:name="Picture" text:formula="ooow:Picture+1" style:num-format="1">18</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1">ID</text:p>
                </table:table-cell>
                <table:table-cell table:style-name="Table12.B1" office:value-type="string">
                  <text:p text:style-name="P41">Description</text:p>
                </table:table-cell>
              </table:table-row>
              <table:table-row>
                <table:table-cell table:style-name="Table12.A2" office:value-type="string">
                  <text:p text:style-name="P3"><draw:frame draw:style-name="fr19" draw:name="Image44" text:anchor-type="as-char" svg:width="0.499cm" svg:height="0.589cm" draw:z-index="7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9" draw:name="Image43" text:anchor-type="as-char" svg:width="0.499cm" svg:height="0.61cm" draw:z-index="7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9" draw:name="Image61" text:anchor-type="as-char" svg:width="0.499cm" svg:height="0.499cm" draw:z-index="75"><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9" draw:name="Image62" text:anchor-type="as-char" svg:width="0.499cm" svg:height="0.499cm" draw:z-index="76"><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45" text:outline-level="3">The port</text:h>
      <text:p text:style-name="P31">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77"><draw:text-box><text:p text:style-name="P38"><draw:frame draw:style-name="fr24" draw:name="Image11" text:anchor-type="as-char" svg:width="16.36cm" svg:height="18cm" draw:z-index="78"><draw:image xlink:href="../../Resources/Levels/Radme/Cal/Blueprints/Port/Port%20-%20detailed.png" xlink:type="simple" xlink:show="embed" xlink:actuate="onLoad" loext:mime-type="image/png"/></draw:frame><text:span text:style-name="T1"><text:line-break/></text:span>Picture <text:sequence text:ref-name="refPicture17" text:name="Picture" text:formula="ooow:Picture+1" style:num-format="1">19</text:sequence>: Map of the port</text:p></draw:text-box></draw:frame></text:p>
      <text:h text:style-name="P62" text:outline-level="2">Market area</text:h>
      <text:p text:style-name="P31">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79"><draw:text-box fo:min-height="14.483cm"><text:p text:style-name="Picture"><draw:frame draw:style-name="fr17" draw:name="Image25" text:anchor-type="as-char" svg:width="13.386cm" style:rel-width="100%" svg:height="14.483cm" style:rel-height="scale" draw:z-index="80"><draw:image xlink:href="../../Resources/Levels/Radme/Cal/Blueprints/Market/Market/Market.png" xlink:type="simple" xlink:show="embed" xlink:actuate="onLoad" loext:mime-type="image/png"/></draw:frame><text:span text:style-name="T1"><text:line-break/></text:span>Picture <text:sequence text:ref-name="refPicture18" text:name="Picture" text:formula="ooow:Picture+1" style:num-format="1">2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1">ID</text:p>
                </table:table-cell>
                <table:table-cell table:style-name="Table15.B1" office:value-type="string">
                  <text:p text:style-name="P41">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2" draw:name="Image32" text:anchor-type="as-char" svg:width="0.7cm" svg:height="0.55cm" draw:z-index="81"><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9" draw:name="Image38" text:anchor-type="as-char" svg:width="0.4cm" svg:height="0.49cm" draw:z-index="82"><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9" draw:name="Image63" text:anchor-type="as-char" svg:width="0.499cm" svg:height="0.499cm" draw:z-index="83"><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9" draw:name="Image64" text:anchor-type="as-char" svg:width="0.699cm" svg:height="0.699cm" draw:z-index="84"><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46" text:outline-level="3">The barrack</text:h>
      <text:p text:style-name="P31"><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8" text:outline-level="4">Barrack’s dormitory</text:h>
      <table:table table:name="Table6" table:style-name="Table6">
        <table:table-column table:style-name="Table6.A"/>
        <table:table-column table:style-name="Table6.B"/>
        <table:table-row>
          <table:table-cell table:style-name="Table6.A1" office:value-type="string">
            <text:p text:style-name="P3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85"><draw:text-box fo:min-height="17.064cm"><text:p text:style-name="Picture"><draw:frame draw:style-name="fr17" draw:name="Image30" text:anchor-type="as-char" svg:width="9.5cm" style:rel-width="100%" svg:height="17.064cm" style:rel-height="scale" draw:z-index="86"><draw:image xlink:href="../../Resources/Levels/Radme/Cal/Blueprints/Market/Barrack/Barrack-Event%20Flowchart.png" xlink:type="simple" xlink:show="embed" xlink:actuate="onLoad" loext:mime-type="image/png"/></draw:frame><text:span text:style-name="T1"><text:line-break/></text:span>Picture <text:sequence text:ref-name="refPicture19" text:name="Picture" text:formula="ooow:Picture+1" style:num-format="1">21</text:sequence>: Barrack’s flow-chart</text:p></draw:text-box></draw:frame></text:p>
          </table:table-cell>
        </table:table-row>
      </table:table>
      <table:table table:name="Table16" table:style-name="Table16">
        <table:table-column table:style-name="Table16.A"/>
        <table:table-column table:style-name="Table16.B"/>
        <text:soft-page-break/>
        <table:table-row>
          <table:table-cell table:style-name="Table16.A1" table:number-columns-spanned="2" office:value-type="string">
            <text:p text:style-name="Table_20_Contents"><draw:frame draw:style-name="fr8" draw:name="Frame10" text:anchor-type="as-char" svg:width="19.001cm" draw:z-index="87"><draw:text-box fo:min-height="11.772cm"><text:p text:style-name="Picture"><draw:frame draw:style-name="fr17" draw:name="Image10" text:anchor-type="as-char" svg:width="19.001cm" style:rel-width="100%" svg:height="11.772cm" style:rel-height="scale" draw:z-index="88"><draw:image xlink:href="../../Resources/Levels/Radme/Cal/Blueprints/Market/Barrack/Barrack.png" xlink:type="simple" xlink:show="embed" xlink:actuate="onLoad" loext:mime-type="image/png"/></draw:frame><text:span text:style-name="T1"><text:line-break/></text:span>Picture <text:sequence text:ref-name="refPicture20" text:name="Picture" text:formula="ooow:Picture+1" style:num-format="1">22</text:sequence>: Map of the barrack</text:p></draw:text-box></draw:frame></text:p>
          </table:table-cell>
          <table:covered-table-cell/>
        </table:table-row>
        <table:table-row>
          <table:table-cell table:style-name="Table16.A1" office:value-type="string">
            <text:h text:style-name="Heading_20_4" text:outline-level="4"/>
          </table:table-cell>
          <table:table-cell table:style-name="Table16.A1" office:value-type="string">
            <text:h text:style-name="P59" text:outline-level="4">Audio design</text:h>
          </table:table-cell>
        </table:table-row>
        <table:table-row>
          <table:table-cell table:style-name="Table16.A1" table:number-columns-spanned="2" office:value-type="string">
            <table:table table:name="Table29" table:style-name="Table29">
              <table:table-column table:style-name="Table29.A"/>
              <table:table-column table:style-name="Table29.B"/>
              <table:table-row>
                <table:table-cell table:style-name="Table29.A1" office:value-type="string">
                  <text:p text:style-name="Table_20_Contents"><draw:frame draw:style-name="fr1" draw:name="Frame42" text:anchor-type="as-char" svg:width="8.86cm" draw:z-index="121"><draw:text-box fo:min-height="5.001cm"><text:p text:style-name="Picture"><draw:frame draw:style-name="fr25" draw:name="Image81" text:anchor-type="as-char" svg:width="8.86cm" style:rel-width="100%" svg:height="5.001cm" style:rel-height="scale" draw:z-index="122"><draw:image xlink:href="../../Resources/Levels/Radme/Cal/Blueprints/Market/Barrack/BarrackWithPaths.png" xlink:type="simple" xlink:show="embed" xlink:actuate="onLoad" draw:filter-name="&lt;All formats&gt;" loext:mime-type="image/png"/></draw:frame><text:span text:style-name="T1"><text:line-break/></text:span>Picture <text:sequence text:ref-name="refPicture40" text:name="Picture" text:formula="ooow:Picture+1" style:num-format="1">23</text:sequence>: Paths</text:p></draw:text-box></draw:frame></text:p>
                </table:table-cell>
                <table:table-cell table:style-name="Table29.A1" office:value-type="string">
                  <table:table table:name="Table17" table:style-name="Table17" table:template-name="Team7GrayTable">
                    <table:table-column table:style-name="Table17.A"/>
                    <table:table-column table:style-name="Table17.B"/>
                    <table:table-row>
                      <table:table-cell table:style-name="Table17.A1" office:value-type="string">
                        <text:p text:style-name="P41">ID</text:p>
                      </table:table-cell>
                      <table:table-cell table:style-name="Table17.B1" office:value-type="string">
                        <text:p text:style-name="P41">Description</text:p>
                      </table:table-cell>
                    </table:table-row>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p text:style-name="Table_20_Contents"/>
          </table:table-cell>
          <table:covered-table-cell/>
        </table:table-row>
      </table:table>
      <text:h text:style-name="Heading_20_4" text:outline-level="4">Stealth mission</text:h>
      <text:p text:style-name="P3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ext:soft-page-break/>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2773429334" text:style-name="L3">
        <text:list-item>
          <text:p text:style-name="P51">Movement speed of the soldiers: 5 km/h</text:p>
        </text:list-item>
        <text:list-item>
          <text:p text:style-name="P51">Soldier E5: time to reach the other point of his journey: 13 m→9.8 s</text:p>
        </text:list-item>
        <text:list-item>
          <text:p text:style-name="P51">Soldier E4: time to reach the other point of his journey: 9 m→6.8 s</text:p>
        </text:list-item>
        <text:list-item>
          <text:p text:style-name="P51">Soldier E1: time to reach the other point of his journey: 13.5 m→10.17 s</text:p>
        </text:list-item>
        <text:list-item>
          <text:p text:style-name="P51">Soldier E6: time to reach the other point of his journey: 9 m→6.8 s</text:p>
        </text:list-item>
        <text:list-item>
          <text:p text:style-name="P51">Markl’s movement speed: 8 km/h</text:p>
        </text:list-item>
      </text:list>
      <text:p text:style-name="Standard">Soldiers have two positions during patrolling:</text:p>
      <text:list xml:id="list2375999830" text:style-name="L4">
        <text:list-item>
          <text:p text:style-name="P52">The alpha position that is the initial position of each soldier in which they are found when entering the building.</text:p>
        </text:list-item>
        <text:list-item>
          <text:p text:style-name="P52">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350126148" text:style-name="L5">
        <text:list-item>
          <text:p text:style-name="P53">The E4 soldier when he has to go from alpha to beta (so in his path from top to bottom) starts to move 2 seconds before the others.</text:p>
        </text:list-item>
        <text:list-item>
          <text:p text:style-name="P53">The E6 soldier when he has to go from alpha to beta (so in his path from bottom to top) starts moving 2 seconds after E1 started from his alpha position.</text:p>
        </text:list-item>
        <text:list-item>
          <text:p text:style-name="P53">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61" text:outline-level="4"><draw:frame draw:style-name="fr9" draw:name="Frame23" text:anchor-type="paragraph" svg:x="10.291cm" svg:y="0cm" svg:width="8.781cm" draw:z-index="5"><draw:text-box fo:min-height="12cm"><text:p text:style-name="Picture"><draw:frame draw:style-name="fr20" draw:name="Image29" text:anchor-type="as-char" svg:width="8.781cm" style:rel-width="100%" svg:height="12cm" style:rel-height="scale" draw:z-index="50"><draw:image xlink:href="../../Resources/Levels/Radme/Cal/Blueprints/Market/Armory/Armory-Event%20Flowchart.png" xlink:type="simple" xlink:show="embed" xlink:actuate="onLoad" loext:mime-type="image/png"/></draw:frame><text:span text:style-name="T1"><text:line-break/></text:span>Picture <text:sequence text:ref-name="refPicture21" text:name="Picture" text:formula="ooow:Picture+1" style:num-format="1">24</text:sequence>: Armory’s flow-chart</text:p></draw:text-box></draw:frame>Barrack’s Armory</text:h>
            <text:p text:style-name="P3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43"/>
          </table:table-cell>
        </table:table-row>
        <table:table-row>
          <table:table-cell table:style-name="Table5.A1" office:value-type="string">
            <text:p text:style-name="P43"/>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1" draw:name="Frame43" text:anchor-type="as-char" svg:width="12.3cm" draw:z-index="51"><draw:text-box fo:min-height="9.26cm"><text:p text:style-name="Picture"><draw:frame draw:style-name="fr25" draw:name="Image12" text:anchor-type="as-char" svg:width="12.3cm" style:rel-width="100%" svg:height="9.26cm" style:rel-height="scale" draw:z-index="52"><draw:image xlink:href="../../Resources/Levels/Radme/Cal/Blueprints/Market/Armory/Armory.png" xlink:type="simple" xlink:show="embed" xlink:actuate="onLoad" loext:mime-type="image/png"/></draw:frame><text:span text:style-name="T1"><text:line-break/></text:span>Picture <text:sequence text:ref-name="refPicture41" text:name="Picture" text:formula="ooow:Picture+1" style:num-format="1">25</text:sequence>: Armory</text:p></draw:text-box></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1">ID</text:p>
                      </table:table-cell>
                      <table:table-cell table:style-name="Table18.B1" office:value-type="string">
                        <text:p text:style-name="P41">Description</text:p>
                      </table:table-cell>
                    </table:table-row>
                    <table:table-row table:style-name="Table18.2">
                      <table:table-cell table:style-name="Table18.A2" office:value-type="string">
                        <text:p text:style-name="P3"><draw:frame draw:style-name="fr19" draw:name="Image66" text:anchor-type="as-char" svg:width="0.469cm" svg:height="0.6cm" draw:z-index="54"><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9" draw:name="Image70" text:anchor-type="as-char" svg:width="0.6cm" svg:height="0.6cm" draw:z-index="55"><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9" draw:name="Image69" text:anchor-type="as-char" svg:width="0.6cm" svg:height="0.6cm" draw:z-index="56"><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9" draw:name="Image68" text:anchor-type="as-char" svg:width="0.49cm" svg:height="0.6cm" draw:z-index="57"><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9" draw:name="Image67" text:anchor-type="as-char" svg:width="0.499cm" svg:height="0.499cm" draw:z-index="58"><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9" draw:name="Image65" text:anchor-type="as-char" svg:width="0.758cm" svg:height="0.758cm" draw:z-index="59"><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ext:p text:style-name="Table_20_Contents"><draw:frame draw:style-name="fr1" draw:name="Frame44" text:anchor-type="as-char" svg:width="6.399cm" draw:z-index="123"><draw:text-box fo:min-height="4.817cm"><text:p text:style-name="Picture"><draw:frame draw:style-name="fr25" draw:name="Image82" text:anchor-type="as-char" svg:width="6.399cm" style:rel-width="100%" svg:height="4.817cm" style:rel-height="scale" draw:z-index="124"><draw:image xlink:href="../../Resources/Levels/Radme/Cal/Blueprints/Market/Armory/ArmoryWithPath.png" xlink:type="simple" xlink:show="embed" xlink:actuate="onLoad" draw:filter-name="&lt;All formats&gt;" loext:mime-type="image/png"/></draw:frame><text:span text:style-name="T1"><text:line-break/></text:span>Picture <text:sequence text:ref-name="refPicture42" text:name="Picture" text:formula="ooow:Picture+1" style:num-format="1">26</text:sequence>: Main path</text:p></draw:text-box></draw:frame></text:p>
                </table:table-cell>
              </table:table-row>
            </table:table>
            <text:p text:style-name="P31"/>
          </table:table-cell>
        </table:table-row>
        <text:soft-page-break/>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1">Room</text:p>
                </table:table-cell>
                <table:table-cell table:style-name="Table56.A1" office:value-type="string">
                  <text:p text:style-name="P41">Enemies</text:p>
                </table:table-cell>
                <table:table-cell table:style-name="Table56.C1" office:value-type="string">
                  <text:p text:style-name="P41">Damage to T.</text:p>
                </table:table-cell>
                <table:table-cell table:style-name="Table56.A1" office:value-type="string">
                  <text:p text:style-name="P41">Damage of T.</text:p>
                </table:table-cell>
                <table:table-cell table:style-name="Table56.C1" office:value-type="string">
                  <text:p text:style-name="P41">DPT (T., E.) / HP E.</text:p>
                </table:table-cell>
                <table:table-cell table:style-name="Table56.A1" office:value-type="string">
                  <text:p text:style-name="P41">DPT (E., T.) / HP T.</text:p>
                </table:table-cell>
                <table:table-cell table:style-name="Table56.C1" office:value-type="string">
                  <text:p text:style-name="P41">Difficulty</text:p>
                </table:table-cell>
                <table:table-cell table:style-name="Table56.C1" office:value-type="string">
                  <text:p text:style-name="P41">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h text:style-name="Heading_20_3" text:outline-level="3"><text:span text:style-name="T18">The alchemist’s guild</text:span></text:h>
      <text:p text:style-name="P31">The alchemist’s guild is based in the city’s tower. Here the team will have to recover the book of the ancient language. There are two puzzles to solve:</text:p>
      <text:list xml:id="list3360121216" text:style-name="L6">
        <text:list-item>
          <text:p text:style-name="P49">Recovering the right ampoules to prepare a magic potion; this will serve to open the glass door located on the ground floor that protects the book.</text:p>
        </text:list-item>
        <text:list-item>
          <text:p text:style-name="P49">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8"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89"><draw:text-box fo:min-height="12.584cm"><text:p text:style-name="Picture"><draw:frame draw:style-name="fr17" draw:name="Image16" text:anchor-type="as-char" svg:width="19.001cm" style:rel-width="100%" svg:height="12.584cm" style:rel-height="scale" draw:z-index="90"><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7</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1"><draw:text-box fo:min-height="14.817cm"><text:p text:style-name="Picture"><draw:frame draw:style-name="fr17" draw:name="Image15" text:anchor-type="as-char" svg:width="19.001cm" style:rel-width="100%" svg:height="14.817cm" style:rel-height="scale" draw:z-index="92"><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8</text:sequence>: Floor 1</text:p></draw:text-box></draw:frame></text:p>
          </table:table-cell>
        </table:table-row>
        <text:soft-page-break/>
        <table:table-row>
          <table:table-cell table:style-name="guildfloor.A1" office:value-type="string">
            <text:p text:style-name="Table_20_Contents"><draw:frame draw:style-name="fr10" draw:name="Frame15" text:anchor-type="paragraph" svg:width="19.001cm" draw:z-index="0"><draw:text-box fo:min-height="14.226cm"><text:p text:style-name="Picture"><draw:frame draw:style-name="fr17" draw:name="Image14" text:anchor-type="as-char" svg:width="19.001cm" style:rel-width="100%" svg:height="14.226cm" style:rel-height="scale" draw:z-index="93"><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9</text:sequence>: Floor 2</text:p></draw:text-box></draw:frame></text:p>
          </table:table-cell>
        </table:table-row>
      </table:table>
      <text:h text:style-name="Heading_20_4" text:outline-level="4">Alchemist’s puzzles</text:h>
      <text:p text:style-name="P31">The mini-games that the player must overcome to collect objects on the two floors are multiple and increase in difficulty in the highest floor of the tower. The typologies are: </text:p>
      <text:list xml:id="list1869692567" text:style-name="L7">
        <text:list-item>
          <text:p text:style-name="P54">Break locks to open doors, exploiting the talent of Markl</text:p>
        </text:list-item>
        <text:list-item>
          <text:p text:style-name="P54">Move crates that block the road and use them as riser to reach objects placed on top of some columns through the power of Sophie to command objects</text:p>
        </text:list-item>
        <text:list-item>
          <text:p text:style-name="P54">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1" draw:name="Frame39" text:anchor-type="as-char" svg:width="9.5cm" style:rel-width="100%" svg:height="8.331cm" style:rel-height="scale-min" draw:z-index="94"><draw:text-box><text:p text:style-name="Picture"><draw:frame draw:style-name="fr26" draw:name="graphics1" text:anchor-type="as-char" svg:width="9.497cm" style:rel-width="100%" svg:height="7.729cm" style:rel-height="scale" draw:z-index="95"><draw:image xlink:href="../../Resources/Levels/Radme/Cal/Blueprints/Market/Guild/puzzles/tutte%20le%20still.png" xlink:type="simple" xlink:show="embed" xlink:actuate="onLoad" loext:mime-type="image/png"/></draw:frame>Picture <text:sequence text:ref-name="refPicture25" text:name="Picture" text:formula="ooow:Picture+1" style:num-format="1">30</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1" draw:name="Frame40" text:anchor-type="as-char" svg:width="9.5cm" style:rel-width="100%" svg:height="8.149cm" style:rel-height="scale-min" draw:z-index="96"><draw:text-box><text:p text:style-name="Picture"><draw:frame draw:style-name="fr26" draw:name="graphics2" text:anchor-type="as-char" svg:width="9.497cm" style:rel-width="100%" svg:height="7.729cm" style:rel-height="scale" draw:z-index="97"><draw:image xlink:href="../../Resources/Levels/Radme/Cal/Blueprints/Market/Guild/puzzles/lsd.png" xlink:type="simple" xlink:show="embed" xlink:actuate="onLoad" loext:mime-type="image/png"/></draw:frame>Picture <text:sequence text:ref-name="refPicture26" text:name="Picture" text:formula="ooow:Picture+1" style:num-format="1">31</text:sequence>: Completed puzzle</text:p></draw:text-box></draw:frame></text:p>
          </table:table-cell>
        </table:table-row>
      </table:table>
      <text:h text:style-name="Heading_20_4" text:outline-level="4"><draw:frame draw:style-name="fr12" draw:name="Frame31" text:anchor-type="paragraph" svg:width="4.89cm" draw:z-index="3"><draw:text-box fo:min-height="7.999cm"><text:p text:style-name="Picture"><draw:frame draw:style-name="fr17" draw:name="Image50" text:anchor-type="as-char" svg:width="4.89cm" style:rel-width="100%" svg:height="7.999cm" style:rel-height="scale" draw:z-index="98"><draw:image xlink:href="../../Resources/Levels/Radme/Cal/Blueprints/Market/Guild/puzzles/Recipe-scroll-cartoon.png" xlink:type="simple" xlink:show="embed" xlink:actuate="onLoad" loext:mime-type="image/png"/></draw:frame><text:span text:style-name="T1"><text:line-break/></text:span>Picture <text:sequence text:ref-name="refPicture27" text:name="Picture" text:formula="ooow:Picture+1" style:num-format="1">32</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1">Puzzle prop.</text:p>
          </table:table-cell>
          <table:table-cell table:style-name="Table48.B1" office:value-type="string">
            <text:p text:style-name="P41">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60" text:outline-level="4">Levers puzzle</text:h>
      <table:table table:name="Table7" table:style-name="Table7">
        <table:table-column table:style-name="Table7.A"/>
        <table:table-column table:style-name="Table7.B"/>
        <table:table-row>
          <table:table-cell table:style-name="Table7.A1" office:value-type="string">
            <text:p text:style-name="P3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437274972" text:style-name="L8">
              <text:list-item>
                <text:p text:style-name="P55">Library that goes up → number up.</text:p>
              </text:list-item>
              <text:list-item>
                <text:p text:style-name="P55">Library that drops → number down.</text:p>
              </text:list-item>
            </text:list>
          </table:table-cell>
          <table:table-cell table:style-name="Table7.A1" table:number-rows-spanned="2" office:value-type="string">
            <text:p text:style-name="Table_20_Contents"><draw:frame draw:style-name="fr13" draw:name="Frame25" text:anchor-type="as-char" svg:y="-17.754cm" svg:width="11.513cm" draw:z-index="99"><draw:text-box fo:min-height="18.494cm"><text:p text:style-name="Picture"><draw:frame draw:style-name="fr17" draw:name="Image17" text:anchor-type="as-char" svg:width="11.513cm" style:rel-width="100%" svg:height="18.494cm" style:rel-height="scale" draw:z-index="100"><draw:image xlink:href="../../Resources/Levels/Radme/Cal/Blueprints/Market/Guild/Alchemist's%20puzzle-Libraries'%20behavior.png" xlink:type="simple" xlink:show="embed" xlink:actuate="onLoad" loext:mime-type="image/png"/></draw:frame><text:span text:style-name="T1"><text:line-break/></text:span>Picture <text:sequence text:ref-name="refPicture28" text:name="Picture" text:formula="ooow:Picture+1" style:num-format="1">33</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1">Puzzle prop.</text:p>
                </table:table-cell>
                <table:table-cell table:style-name="Table47.B1" office:value-type="string">
                  <text:p text:style-name="P41">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14" draw:name="Frame18" text:anchor-type="as-char" svg:width="5.205cm" draw:z-index="101"><draw:text-box fo:min-height="6.006cm"><text:p text:style-name="P39"><draw:frame draw:style-name="fr24" draw:name="Image31" text:anchor-type="as-char" svg:width="4.9cm" svg:height="4.821cm" draw:z-index="102"><draw:image xlink:href="../../Resources/Levels/Radme/Cal/Blueprints/Market/Guild/libraries.png" xlink:type="simple" xlink:show="embed" xlink:actuate="onLoad" loext:mime-type="image/png"/></draw:frame><text:span text:style-name="T1"><text:line-break/></text:span>Picture <text:sequence text:ref-name="refPicture29" text:name="Picture" text:formula="ooow:Picture+1" style:num-format="1">34</text:sequence>: Libraries and levers</text:p></draw:text-box></draw:frame></text:p>
          </table:table-cell>
          <table:covered-table-cell/>
        </table:table-row>
      </table:table>
      <text:h text:style-name="P62" text:outline-level="2">The sewers</text:h>
      <text:p text:style-name="P31">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cm" draw:z-index="125"><draw:text-box fo:min-height="11.486cm"><text:p text:style-name="Picture"><draw:frame draw:style-name="fr25" draw:name="Image9" text:anchor-type="as-char" svg:width="13.39cm" style:rel-width="100%" svg:height="11.486cm" style:rel-height="scale" draw:z-index="126"><draw:image xlink:href="../../Resources/Levels/Radme/Cal/Blueprints/Sewers/Sewers%20-%20detailed%20-%20sketch.png" xlink:type="simple" xlink:show="embed" xlink:actuate="onLoad" draw:filter-name="&lt;All formats&gt;" loext:mime-type="image/png"/></draw:frame><text:span text:style-name="T1"><text:line-break/></text:span>Picture <text:sequence text:ref-name="refPicture30" text:name="Picture" text:formula="ooow:Picture+1" style:num-format="1">35</text:sequence>: Sewers</text:p></draw:text-box></draw:frame></text:p>
            <text:p text:style-name="Table_20_Contents"><draw:frame draw:style-name="fr16" draw:name="Frame45" text:anchor-type="as-char" svg:width="10.479cm" draw:z-index="127"><draw:text-box fo:min-height="8.999cm"><text:p text:style-name="Picture"><draw:frame draw:style-name="fr25" draw:name="Image83" text:anchor-type="as-char" svg:width="10.479cm" style:rel-width="100%" svg:height="8.999cm" style:rel-height="scale" draw:z-index="128"><draw:image xlink:href="../../Resources/Levels/Radme/Cal/Blueprints/Sewers/Sewers%20-%20detailed%20-%20sketch%20withPath.png" xlink:type="simple" xlink:show="embed" xlink:actuate="onLoad" draw:filter-name="&lt;All formats&gt;" loext:mime-type="image/png"/></draw:frame><text:span text:style-name="T1"><text:line-break/></text:span>Picture <text:sequence text:ref-name="refPicture43" text:name="Picture" text:formula="ooow:Picture+1" style:num-format="1">36</text:sequence>: Main path</text:p></draw:text-box></draw:frame></text:p>
            <text:p text:style-name="Table_20_Contents"/>
          </table:table-cell>
          <table:table-cell table:style-name="Table30.A1" office:value-type="string">
            <table:table table:name="Table31" table:style-name="Table31" table:template-name="Team7GrayTable">
              <table:table-column table:style-name="Table31.A"/>
              <table:table-column table:style-name="Table31.B"/>
              <table:table-row>
                <table:table-cell table:style-name="Table31.A1" office:value-type="string">
                  <text:p text:style-name="P41">ID</text:p>
                </table:table-cell>
                <table:table-cell table:style-name="Table31.B1" office:value-type="string">
                  <text:p text:style-name="P41">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style-name="Table31.2">
                <table:table-cell table:style-name="Table31.A3" office:value-type="string">
                  <text:p text:style-name="P3"><draw:frame draw:style-name="fr19" draw:name="Image80" text:anchor-type="as-char" svg:width="0.499cm" svg:height="0.499cm" draw:z-index="120"><draw:image xlink:href="../../Resources/Levels/Radme/Cal/Blueprints/icone%20mappa/CheckPoint.png" xlink:type="simple" xlink:show="embed" xlink:actuate="onLoad" draw:filter-name="&lt;All formats&gt;" loext:mime-type="image/png"/></draw:frame></text:p>
                </table:table-cell>
                <table:table-cell table:style-name="Table31.B3" office:value-type="string">
                  <text:p text:style-name="P83">Checkpoint</text:p>
                </table:table-cell>
              </table:table-row>
              <table:table-row>
                <table:table-cell table:style-name="Table31.A2" office:value-type="string">
                  <text:p text:style-name="P3"><draw:frame draw:style-name="fr19" draw:name="Image74" text:anchor-type="as-char" svg:width="0.499cm" svg:height="0.499cm" draw:z-index="103"><draw:image xlink:href="../../Resources/Levels/Radme/Cal/Blueprints/icone%20mappa/fenice.png" xlink:type="simple" xlink:show="embed" xlink:actuate="onLoad" loext:mime-type="image/png"/></draw:frame></text:p>
                </table:table-cell>
                <table:table-cell table:style-name="Table31.B2" office:value-type="string">
                  <text:p text:style-name="P3">Phoenix tail</text:p>
                </table:table-cell>
              </table:table-row>
              <table:table-row table:style-name="Table31.2">
                <table:table-cell table:style-name="Table31.A3" office:value-type="string">
                  <text:p text:style-name="P3"><draw:frame draw:style-name="fr19" draw:name="Image71" text:anchor-type="as-char" svg:width="0.699cm" svg:height="0.699cm" draw:z-index="104"><draw:image xlink:href="../../Resources/Levels/Radme/Cal/Blueprints/icone%20mappa/box_calcifer.png" xlink:type="simple" xlink:show="embed" xlink:actuate="onLoad" loext:mime-type="image/png"/></draw:frame></text:p>
                </table:table-cell>
                <table:table-cell table:style-name="Table31.B3" office:value-type="string">
                  <text:p text:style-name="P3">Rewards for Calcifer</text:p>
                </table:table-cell>
              </table:table-row>
              <table:table-row table:style-name="Table31.2">
                <table:table-cell table:style-name="Table31.A2" office:value-type="string">
                  <text:p text:style-name="P3"><draw:frame draw:style-name="fr19" draw:name="Image72" text:anchor-type="as-char" svg:width="0.699cm" svg:height="0.699cm" draw:z-index="105"><draw:image xlink:href="../../Resources/Levels/Radme/Cal/Blueprints/icone%20mappa/ratatta.png" xlink:type="simple" xlink:show="embed" xlink:actuate="onLoad" loext:mime-type="image/png"/></draw:frame></text:p>
                </table:table-cell>
                <table:table-cell table:style-name="Table31.B2" office:value-type="string">
                  <text:p text:style-name="P3">Rat</text:p>
                </table:table-cell>
              </table:table-row>
              <table:table-row table:style-name="Table31.2">
                <table:table-cell table:style-name="Table31.A3" office:value-type="string">
                  <text:p text:style-name="P3"><draw:frame draw:style-name="fr19" draw:name="Image73" text:anchor-type="as-char" svg:width="0.699cm" svg:height="0.699cm" draw:z-index="106"><draw:image xlink:href="../../Resources/Levels/Radme/Cal/Blueprints/icone%20mappa/grimer.png" xlink:type="simple" xlink:show="embed" xlink:actuate="onLoad" loext:mime-type="image/png"/></draw:frame></text:p>
                </table:table-cell>
                <table:table-cell table:style-name="Table31.B3" office:value-type="string">
                  <text:p text:style-name="P3">Mud monster</text:p>
                </table:table-cell>
              </table:table-row>
              <table:table-row table:style-name="Table31.2">
                <table:table-cell table:style-name="Table31.A2" office:value-type="string">
                  <text:p text:style-name="P3">♫1</text:p>
                </table:table-cell>
                <table:table-cell table:style-name="Table31.B2" office:value-type="string">
                  <text:p text:style-name="P3">Ambient sounds: water.</text:p>
                </table:table-cell>
              </table:table-row>
              <table:table-row>
                <table:table-cell table:style-name="Table31.A3" office:value-type="string">
                  <text:p text:style-name="P3">♫2</text:p>
                </table:table-cell>
                <table:table-cell table:style-name="Table31.B3" office:value-type="string">
                  <text:p text:style-name="P3">Sound effects: boots in water, stroke in water.</text:p>
                </table:table-cell>
              </table:table-row>
              <table:table-row>
                <table:table-cell table:style-name="Table31.A2" office:value-type="string">
                  <text:p text:style-name="P3">♫3</text:p>
                </table:table-cell>
                <table:table-cell table:style-name="Table31.B2" office:value-type="string">
                  <text:p text:style-name="P3">Ambient sounds: water.</text:p>
                  <text:p text:style-name="P3">Sound effects: fire of fire.</text:p>
                </table:table-cell>
              </table:table-row>
              <table:table-row table:style-name="Table31.2">
                <table:table-cell table:style-name="Table31.A3" office:value-type="string">
                  <text:p text:style-name="P3">♫4</text:p>
                </table:table-cell>
                <table:table-cell table:style-name="Table31.B3" office:value-type="string">
                  <text:p text:style-name="P3">Sound effects: iron on iron, water, fire of fire, squeak.</text:p>
                </table:table-cell>
              </table:table-row>
              <table:table-row>
                <table:table-cell table:style-name="Table31.A2" office:value-type="string">
                  <text:p text:style-name="P3">♫5</text:p>
                </table:table-cell>
                <table:table-cell table:style-name="Table31.B2" office:value-type="string">
                  <text:p text:style-name="P3">Sound effects: plaintive roar.</text:p>
                </table:table-cell>
              </table:table-row>
            </table:table>
            <text:p text:style-name="Table_20_Contents"/>
          </table:table-cell>
        </table:table-row>
        <text:soft-page-break/>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1">Room</text:p>
                </table:table-cell>
                <table:table-cell table:style-name="Table57.A1" office:value-type="string">
                  <text:p text:style-name="P41">Enemies</text:p>
                </table:table-cell>
                <table:table-cell table:style-name="Table57.C1" office:value-type="string">
                  <text:p text:style-name="P41">Damage to T.</text:p>
                </table:table-cell>
                <table:table-cell table:style-name="Table57.A1" office:value-type="string">
                  <text:p text:style-name="P41">Damage of T.</text:p>
                </table:table-cell>
                <table:table-cell table:style-name="Table57.C1" office:value-type="string">
                  <text:p text:style-name="P41">DPT (T., E.) / HP E.</text:p>
                </table:table-cell>
                <table:table-cell table:style-name="Table57.A1" office:value-type="string">
                  <text:p text:style-name="P41">DPT (E., T.) / HP T.</text:p>
                </table:table-cell>
                <table:table-cell table:style-name="Table57.C1" office:value-type="string">
                  <text:p text:style-name="P41">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5">The fight with 20 rats and the mud monster are the most dangerous of the level, and <text:span text:style-name="T12">are</text:span> accurately described in the “fight pre-analysis / <text:span text:style-name="T12">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2" draw:name="Image52" text:anchor-type="as-char" svg:width="0.499cm" svg:height="0.499cm" draw:z-index="107"><draw:image xlink:href="../../Resources/Levels/Radme/Cal/Blueprints/icone%20mappa/levaSU.png" xlink:type="simple" xlink:show="embed" xlink:actuate="onLoad" loext:mime-type="image/png"/></draw:frame>) and 1 down (<draw:frame draw:style-name="fr22" draw:name="Image53" text:anchor-type="as-char" svg:width="0.499cm" svg:height="0.499cm" draw:z-index="108"><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09"><draw:text-box fo:min-height="4.21cm"><text:p text:style-name="Picture"><draw:frame draw:style-name="fr17" draw:name="Image58" text:anchor-type="as-char" svg:width="14cm" style:rel-width="100%" svg:height="4.21cm" style:rel-height="scale" draw:z-index="110"><draw:image xlink:href="../../Resources/Levels/Radme/Cal/Blueprints/Sewers/Sewers%20-%20focus%20on%20puzzle's%20first%20step.png" xlink:type="simple" xlink:show="embed" xlink:actuate="onLoad" loext:mime-type="image/png"/></draw:frame><text:span text:style-name="T1"><text:line-break/></text:span>Picture <text:sequence text:ref-name="refPicture31" text:name="Picture" text:formula="ooow:Picture+1" style:num-format="1">37</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1">Puzzle prop.</text:p>
                </table:table-cell>
                <table:table-cell table:style-name="Table42.B1" office:value-type="string">
                  <text:p text:style-name="P41">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573098574" text:style-name="L9">
              <text:list-item>
                <text:p text:style-name="P65">0 → 1:</text:p>
                <text:list>
                  <text:list-item>
                    <text:p text:style-name="P65"><text:soft-page-break/>B0 = 1</text:p>
                  </text:list-item>
                  <text:list-item>
                    <text:p text:style-name="P65">B1 = 0</text:p>
                  </text:list-item>
                </text:list>
              </text:list-item>
              <text:list-item>
                <text:p text:style-name="P65">1 → 0:</text:p>
                <text:list>
                  <text:list-item>
                    <text:p text:style-name="P65">B0 = 0</text:p>
                  </text:list-item>
                  <text:list-item>
                    <text:p text:style-name="P65">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972473231" text:style-name="L10">
              <text:list-item>
                <text:p text:style-name="P66">0 → 1:</text:p>
                <text:list>
                  <text:list-item>
                    <text:p text:style-name="P66">B0 = B0 - 0.5</text:p>
                  </text:list-item>
                  <text:list-item>
                    <text:p text:style-name="P66">B1 = B1 + 0.5</text:p>
                  </text:list-item>
                </text:list>
              </text:list-item>
              <text:list-item>
                <text:p text:style-name="P66">1 → 0:</text:p>
                <text:list>
                  <text:list-item>
                    <text:p text:style-name="P66">B0 = + 0.5</text:p>
                  </text:list-item>
                  <text:list-item>
                    <text:p text:style-name="P66">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647335998" text:style-name="L11">
              <text:list-item>
                <text:p text:style-name="P67">0 → 1:</text:p>
                <text:list>
                  <text:list-item>
                    <text:p text:style-name="P67">B0 = 0</text:p>
                  </text:list-item>
                  <text:list-item>
                    <text:p text:style-name="P67">B1 = 1</text:p>
                  </text:list-item>
                </text:list>
              </text:list-item>
              <text:list-item>
                <text:p text:style-name="P67">1 → 0:</text:p>
                <text:list>
                  <text:list-item>
                    <text:p text:style-name="P67">B0 = 1</text:p>
                  </text:list-item>
                  <text:list-item>
                    <text:p text:style-name="P67">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21807708507211" text:continue-numbering="true" text:style-name="L11">
              <text:list-item>
                <text:p text:style-name="P67">0 → 1:</text:p>
                <text:list>
                  <text:list-item>
                    <text:p text:style-name="P67">B0 = B0 + 0.5</text:p>
                  </text:list-item>
                  <text:list-item>
                    <text:p text:style-name="P67">B1 = B1 – 0.5</text:p>
                  </text:list-item>
                </text:list>
              </text:list-item>
              <text:list-item>
                <text:p text:style-name="P67">1 → 0:</text:p>
                <text:list>
                  <text:list-item>
                    <text:p text:style-name="P67">B0 = B0 - 0.5</text:p>
                  </text:list-item>
                  <text:list-item>
                    <text:p text:style-name="P67">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558610517" text:style-name="L12">
              <text:list-item>
                <text:p text:style-name="P68">B0 = B0 + 1 = 1 (can be crossed swimming)</text:p>
              </text:list-item>
              <text:list-item>
                <text:p text:style-name="P68">B1 = B1 – 1 = 0</text:p>
              </text:list-item>
              <text:list-item>
                <text:p text:style-name="P68">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1401967014" text:style-name="L13">
              <text:list-item>
                <text:p text:style-name="P69">B0 = B0 – 1 = 0</text:p>
              </text:list-item>
              <text:list-item>
                <text:p text:style-name="P69">B1 = B1 + 1 = 1 (can be crossed swimming)</text:p>
              </text:list-item>
              <text:list-item>
                <text:p text:style-name="P69">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1507516545" text:style-name="L14">
              <text:list-item>
                <text:p text:style-name="P70">B0 = B0 + 0.5 = 0,5 </text:p>
              </text:list-item>
              <text:list-item>
                <text:p text:style-name="P70">B1 = B1 – 0,5 = 0,5</text:p>
              </text:list-item>
              <text:list-item>
                <text:p text:style-name="P70">Rope throw from floor where is L3 to floor where is L2(necessary to overcome the basins which is half full when he pull down the lever)</text:p>
              </text:list-item>
              <text:list-item>
                <text:p text:style-name="P70">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301775446" text:style-name="L15">
              <text:list-item>
                <text:p text:style-name="P71">B0 = B0 + 0,5 = 1 (can be crossed swimming)</text:p>
              </text:list-item>
              <text:list-item>
                <text:p text:style-name="P71">B1 = B1 – 0,5 = 0</text:p>
              </text:list-item>
              <text:list-item>
                <text:p text:style-name="P71">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ext:soft-page-break/>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able:table-row>
          <table:table-cell table:style-name="Table43.A1" office:value-type="string">
            <text:p text:style-name="Table_20_Contents"><draw:frame draw:style-name="fr1" draw:name="Frame33" text:anchor-type="as-char" svg:width="10.749cm" draw:z-index="111"><draw:text-box fo:min-height="7.28cm"><text:p text:style-name="Picture"><draw:frame draw:style-name="fr17" draw:name="Image59" text:anchor-type="as-char" svg:width="10.749cm" style:rel-width="100%" svg:height="7.28cm" style:rel-height="scale" draw:z-index="112"><draw:image xlink:href="../../Resources/Levels/Radme/Cal/Blueprints/Sewers/Sewers%20-%20focus%20on%20puzzl's%20second%20step.png" xlink:type="simple" xlink:show="embed" xlink:actuate="onLoad" loext:mime-type="image/png"/></draw:frame><text:span text:style-name="T1"><text:line-break/></text:span>Picture <text:sequence text:ref-name="refPicture32" text:name="Picture" text:formula="ooow:Picture+1" style:num-format="1">38</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1">Puzzle prop.</text:p>
                </table:table-cell>
                <table:table-cell table:style-name="Table44.B1" office:value-type="string">
                  <text:p text:style-name="P41">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41">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21808582088739" text:continue-list="list2573098574" text:style-name="L9">
              <text:list-item>
                <text:p text:style-name="P65">0 → 1:</text:p>
                <text:list>
                  <text:list-item>
                    <text:p text:style-name="P65">B0 = 0</text:p>
                  </text:list-item>
                  <text:list-item>
                    <text:p text:style-name="P65">B1 = 0.5</text:p>
                  </text:list-item>
                  <text:list-item>
                    <text:p text:style-name="P65">B2 = 0.5</text:p>
                  </text:list-item>
                </text:list>
              </text:list-item>
              <text:list-item>
                <text:p text:style-name="P65">1 → 0:</text:p>
                <text:list>
                  <text:list-item>
                    <text:p text:style-name="P65">B0 = 1</text:p>
                  </text:list-item>
                  <text:list-item>
                    <text:p text:style-name="P65">B1 = 0</text:p>
                  </text:list-item>
                  <text:list-item>
                    <text:p text:style-name="P65">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691776134" text:style-name="L16">
              <text:list-item>
                <text:p text:style-name="P72">Without stick</text:p>
              </text:list-item>
              <text:list-item>
                <text:p text:style-name="P72">When the stick is rescue → state = 0</text:p>
              </text:list-item>
            </text:list>
          </table:table-cell>
          <table:table-cell table:style-name="Tabella5.C3" office:value-type="string">
            <text:list xml:id="list3490495954" text:style-name="L17">
              <text:list-item>
                <text:p text:style-name="P73">0 → 1:</text:p>
                <text:list>
                  <text:list-item>
                    <text:p text:style-name="P73">B0 = 0</text:p>
                  </text:list-item>
                  <text:list-item>
                    <text:p text:style-name="P73">B1 = B1 + 0.5</text:p>
                  </text:list-item>
                  <text:list-item>
                    <text:p text:style-name="P73">B2 = B2 – 0.5</text:p>
                  </text:list-item>
                </text:list>
              </text:list-item>
              <text:list-item>
                <text:p text:style-name="P73">1 → 0:</text:p>
                <text:list>
                  <text:list-item>
                    <text:p text:style-name="P73">B0 = 0</text:p>
                  </text:list-item>
                  <text:list-item>
                    <text:p text:style-name="P73">B1 = B1 – 0.5</text:p>
                  </text:list-item>
                  <text:list-item>
                    <text:p text:style-name="P73">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1728046131" text:style-name="L18">
              <text:list-item>
                <text:p text:style-name="P74">0 → 1:</text:p>
                <text:list>
                  <text:list-item>
                    <text:p text:style-name="P74">Door closes</text:p>
                  </text:list-item>
                </text:list>
              </text:list-item>
              <text:list-item>
                <text:p text:style-name="P74">1 → 0:</text:p>
                <text:list>
                  <text:list-item>
                    <text:p text:style-name="P74">Door opens</text:p>
                  </text:list-item>
                </text:list>
              </text:list-item>
            </text:list>
          </table:table-cell>
        </table:table-row>
      </table:table>
      <text:h text:style-name="Heading_20_5" text:outline-level="5"><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306348458" text:style-name="L19">
              <text:list-item>
                <text:p text:style-name="P75">B0 = B0 – 1 = 0</text:p>
              </text:list-item>
              <text:list-item>
                <text:p text:style-name="P75">B1 = B1 + 0, 5 =0.5</text:p>
              </text:list-item>
              <text:list-item>
                <text:p text:style-name="P75">B2 =B2 + 0.5 = 0, 5</text:p>
              </text:list-item>
              <text:list-item>
                <text:p text:style-name="P75">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4120345482" text:style-name="L20">
              <text:list-item>
                <text:p text:style-name="P76">B0 = 0</text:p>
              </text:list-item>
              <text:list-item>
                <text:p text:style-name="P76">B1 = B1 + 0.5 = 1 (can be crossed swimming)</text:p>
              </text:list-item>
              <text:list-item>
                <text:p text:style-name="P76">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679911661" text:style-name="L21">
              <text:list-item>
                <text:p text:style-name="P77">Door opens</text:p>
              </text:list-item>
              <text:list-item>
                <text:p text:style-name="P77">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1207629270" text:style-name="L22">
              <text:list-item>
                <text:p text:style-name="P78">B0 = 0</text:p>
              </text:list-item>
              <text:list-item>
                <text:p text:style-name="P78">B1 = B1 – 0.5 = 0</text:p>
              </text:list-item>
              <text:list-item>
                <text:p text:style-name="P78">B2 = B2 + 0.5 = 1 (can be crossed swimming)</text:p>
              </text:list-item>
              <text:list-item>
                <text:p text:style-name="P78">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3"><draw:text-box fo:min-height="11.381cm"><text:p text:style-name="Picture"><draw:frame draw:style-name="fr17" draw:name="Image60" text:anchor-type="as-char" svg:width="9.952cm" style:rel-width="100%" svg:height="11.381cm" style:rel-height="scale" draw:z-index="114"><draw:image xlink:href="../../Resources/Levels/Radme/Cal/Blueprints/Sewers/Sewers%20-focus%20on%20puzzle's%20third%20step.png" xlink:type="simple" xlink:show="embed" xlink:actuate="onLoad" loext:mime-type="image/png"/></draw:frame><text:span text:style-name="T1"><text:line-break/></text:span>Picture <text:sequence text:ref-name="refPicture33" text:name="Picture" text:formula="ooow:Picture+1" style:num-format="1">39</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1">Puzzle prop.</text:p>
                </table:table-cell>
                <table:table-cell table:style-name="Table46.B1" office:value-type="string">
                  <text:p text:style-name="P41">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text:soft-page-break/>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41">Max capacity</text:p>
          </table:table-cell>
          <table:table-cell table:style-name="Tabella8.C1" office:value-type="string">
            <text:p text:style-name="P8">Time</text:p>
          </table:table-cell>
          <table:table-cell table:style-name="Tabella8.C1" office:value-type="string">
            <text:p text:style-name="P8">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21808697326724" text:continue-list="list121808582088739" text:style-name="L9">
              <text:list-item>
                <text:p text:style-name="P65">0 → 1:</text:p>
                <text:list>
                  <text:list-item>
                    <text:p text:style-name="P65">B0 = B0 + 1,5 </text:p>
                  </text:list-item>
                  <text:list-item>
                    <text:p text:style-name="P65">B1 = 0</text:p>
                  </text:list-item>
                  <text:list-item>
                    <text:p text:style-name="P65">B2 = B2 – 1,5 </text:p>
                  </text:list-item>
                </text:list>
              </text:list-item>
              <text:list-item>
                <text:p text:style-name="P65">1 → 0:</text:p>
                <text:list>
                  <text:list-item>
                    <text:p text:style-name="P65">B0 = B0 – 1,5 </text:p>
                  </text:list-item>
                  <text:list-item>
                    <text:p text:style-name="P65">B1 = 0</text:p>
                  </text:list-item>
                  <text:list-item>
                    <text:p text:style-name="P65">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3472690851" text:style-name="L23">
              <text:list-item>
                <text:p text:style-name="P79">0 → 1:</text:p>
                <text:list>
                  <text:list-item>
                    <text:p text:style-name="P79">B0 = B0 – 1 </text:p>
                  </text:list-item>
                  <text:list-item>
                    <text:p text:style-name="P79">B1 = B1 + 0.5 </text:p>
                  </text:list-item>
                  <text:list-item>
                    <text:p text:style-name="P79">B2 = B2 + 0.5 </text:p>
                  </text:list-item>
                </text:list>
              </text:list-item>
              <text:list-item>
                <text:p text:style-name="P79">1 → 0:</text:p>
                <text:list>
                  <text:list-item>
                    <text:p text:style-name="P79">B0 = B0 + 1 </text:p>
                  </text:list-item>
                  <text:list-item>
                    <text:p text:style-name="P79">B1 = B1 – 0.5 </text:p>
                  </text:list-item>
                  <text:list-item>
                    <text:p text:style-name="P79">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3416734357" text:style-name="L24">
              <text:list-item>
                <text:p text:style-name="P80">B0 = B0 + 1,5 = 1,5 (can be crossed swimming)</text:p>
              </text:list-item>
              <text:list-item>
                <text:p text:style-name="P80">B1 = 0</text:p>
              </text:list-item>
              <text:list-item>
                <text:p text:style-name="P80">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29589539" text:style-name="L25">
              <text:list-item>
                <text:p text:style-name="P81">B0 = B0 – 1 = 0,5</text:p>
              </text:list-item>
              <text:list-item>
                <text:p text:style-name="P81">B1 = 0.5 (can be crossed swimming)</text:p>
              </text:list-item>
              <text:list-item>
                <text:p text:style-name="P81">B2 = B2 + 0,5 = 1</text:p>
              </text:list-item>
              <text:list-item>
                <text:p text:style-name="P81">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914895404" text:style-name="L26">
              <text:list-item>
                <text:p text:style-name="P82">B0 = B0 – 0,5 = 0 </text:p>
              </text:list-item>
              <text:list-item>
                <text:p text:style-name="P82">B1 = 0,5 </text:p>
              </text:list-item>
              <text:list-item>
                <text:p text:style-name="P82">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21807077897306" text:continue-numbering="true" text:style-name="L26">
              <text:list-item>
                <text:p text:style-name="P82">B0 = B0 + 1,5 = 1,5 (can be crossed swimming)</text:p>
              </text:list-item>
              <text:list-item>
                <text:p text:style-name="P82">B1 = 0,5 </text:p>
              </text:list-item>
              <text:list-item>
                <text:p text:style-name="P82">B2 = B2 - 1,5 = 0</text:p>
              </text:list-item>
              <text:list-item>
                <text:p text:style-name="P82">The team could reach B2's ground throw down the rope near the edge. </text:p>
              </text:list-item>
            </text:list>
          </table:table-cell>
        </table:table-row>
      </table:table>
      <text:p text:style-name="Text_20_body"/>
      <text:h text:style-name="P62"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5" draw:name="Frame27" text:anchor-type="as-char" svg:width="12.801cm" draw:z-index="7"><draw:text-box fo:min-height="11.689cm"><text:p text:style-name="Picture"><draw:frame draw:style-name="fr17"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4" text:name="Picture" text:formula="ooow:Picture+1" style:num-format="1">40</text:sequence>: Castle’s flow-chart</text:p></draw:text-box></draw:frame></text:p>
                </table:table-cell>
                <table:table-cell table:style-name="Table33.A1" office:value-type="string">
                  <text:p text:style-name="Table_20_Contents"><draw:frame draw:style-name="fr15" draw:name="Frame28" text:anchor-type="as-char" svg:width="6.001cm" draw:z-index="9"><draw:text-box fo:min-height="12.76cm"><text:p text:style-name="Picture"><draw:frame draw:style-name="fr17" draw:name="Image47" text:anchor-type="as-char" svg:width="5.997cm" style:rel-width="100%" svg:height="12.539cm" style:rel-height="scale" draw:z-index="115"><draw:image xlink:href="../../Resources/Levels/Radme/Cal/Blueprints/Castle/Castle/FocusOnExplorationInCastle.png" xlink:type="simple" xlink:show="embed" xlink:actuate="onLoad" loext:mime-type="image/png"/></draw:frame><text:span text:style-name="T1"><text:line-break/></text:span>Picture <text:sequence text:ref-name="refPicture35" text:name="Picture" text:formula="ooow:Picture+1" style:num-format="1">41</text:sequence>: flow-chart of the exploration to the prison</text:p></draw:text-box></draw:frame></text:p>
                </table:table-cell>
              </table:table-row>
            </table:table>
            <text:p text:style-name="P31"/>
          </table:table-cell>
          <table:covered-table-cell/>
        </table:table-row>
        <text:soft-page-break/>
        <table:table-row>
          <table:table-cell table:style-name="Table9.A1" office:value-type="string">
            <text:p text:style-name="Table_20_Contents"><draw:frame draw:style-name="fr1" draw:name="Frame11" text:anchor-type="as-char" svg:width="13.6cm" draw:z-index="131"><draw:text-box fo:min-height="15.478cm"><text:p text:style-name="Picture"><draw:frame draw:style-name="fr25" draw:name="Image6" text:anchor-type="as-char" svg:width="13.6cm" style:rel-width="100%" svg:height="15.478cm" style:rel-height="scale" draw:z-index="132"><draw:image xlink:href="../../Resources/Levels/Radme/Cal/Blueprints/Castle/Castle/Castle%20-%20detailed.png" xlink:type="simple" xlink:show="embed" xlink:actuate="onLoad" draw:filter-name="&lt;All formats&gt;" loext:mime-type="image/png"/></draw:frame><text:span text:style-name="T1"><text:line-break/></text:span>Picture <text:sequence text:ref-name="refPicture36" text:name="Picture" text:formula="ooow:Picture+1" style:num-format="1">42</text:sequence>: Map of the castle</text:p></draw:text-box></draw:frame></text:p>
            <text:p text:style-name="Table_20_Contents"><draw:frame draw:style-name="fr16" draw:name="Frame47" text:anchor-type="as-char" svg:width="8.34cm" draw:z-index="133"><draw:text-box fo:min-height="9.5cm"><text:p text:style-name="Picture"><draw:frame draw:style-name="fr25" draw:name="Image85" text:anchor-type="as-char" svg:width="8.34cm" style:rel-width="100%" svg:height="9.5cm" style:rel-height="scale" draw:z-index="134"><draw:image xlink:href="../../Resources/Levels/Radme/Cal/Blueprints/Castle/Castle/Castle%20-%20detailedPaths.png" xlink:type="simple" xlink:show="embed" xlink:actuate="onLoad" draw:filter-name="&lt;All formats&gt;" loext:mime-type="image/png"/></draw:frame><text:span text:style-name="T1"><text:line-break/></text:span>Picture <text:sequence text:ref-name="refPicture45" text:name="Picture" text:formula="ooow:Picture+1" style:num-format="1">43</text:sequence>: Main paths</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1">ID</text:p>
                  </table:table-cell>
                  <table:table-cell table:style-name="Table10.B1" office:value-type="string">
                    <text:p text:style-name="P41">Description</text:p>
                  </table:table-cell>
                </table:table-row>
              </table:table-header-rows>
              <table:table-row>
                <table:table-cell table:style-name="Table10.A2" office:value-type="string">
                  <text:p text:style-name="P3"><draw:frame draw:style-name="fr19" draw:name="Image39" text:anchor-type="as-char" svg:width="0.4cm" svg:height="0.49cm" draw:z-index="10"><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9" draw:name="Image40" text:anchor-type="as-char" svg:width="0.4cm" svg:height="0.49cm" draw:z-index="11"><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9" draw:name="immagini1" text:anchor-type="as-char" svg:width="0.4cm" svg:height="0.49cm" draw:z-index="12"><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ext:soft-page-break/>
        <table:table-row>
          <table:table-cell table:style-name="Table9.A1" office:value-type="string">
            <text:h text:style-name="Heading_20_4" text:outline-level="4">Fights</text:h>
          </table:table-cell>
          <table:table-cell table:style-name="Table9.A1" office:value-type="string">
            <text:p text:style-name="P41"/>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1">Room</text:p>
                  </table:table-cell>
                  <table:table-cell table:style-name="Table59.A1" office:value-type="string">
                    <text:p text:style-name="P41">Enemies</text:p>
                  </table:table-cell>
                  <table:table-cell table:style-name="Table59.C1" office:value-type="string">
                    <text:p text:style-name="P41">Damage to <text:span text:style-name="T7">T.</text:span></text:p>
                  </table:table-cell>
                  <table:table-cell table:style-name="Table59.A1" office:value-type="string">
                    <text:p text:style-name="P41">Damage of <text:span text:style-name="T7">T.</text:span></text:p>
                  </table:table-cell>
                  <table:table-cell table:style-name="Table59.C1" office:value-type="string">
                    <text:p text:style-name="P41">DPT (<text:span text:style-name="T7">T., E.</text:span>) / HP <text:span text:style-name="T7">E.</text:span></text:p>
                  </table:table-cell>
                  <table:table-cell table:style-name="Table59.A1" office:value-type="string">
                    <text:p text:style-name="P41">DPT (<text:span text:style-name="T7">E., T.</text:span>) / HP <text:span text:style-name="T7">T.</text:span></text:p>
                  </table:table-cell>
                  <table:table-cell table:style-name="Table59.C1" office:value-type="string">
                    <text:p text:style-name="P41">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7">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7"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7" text:name="Picture" text:formula="ooow:Picture+1" style:num-format="1">44</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1">Puzzle prop.</text:p>
                  </table:table-cell>
                  <table:table-cell table:style-name="Table40.B1" office:value-type="string">
                    <text:p text:style-name="P41">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46" text:outline-level="3">The prisons of the castle</text:h>
      <table:table table:name="Table4" table:style-name="Table4">
        <table:table-column table:style-name="Table4.A"/>
        <table:table-column table:style-name="Table4.B"/>
        <table:table-row>
          <table:table-cell table:style-name="Table4.A1" office:value-type="string">
            <text:p text:style-name="P3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5"><draw:text-box fo:min-height="22.059cm"><text:p text:style-name="Picture"><draw:frame draw:style-name="fr17" draw:name="Image4" text:anchor-type="as-char" svg:width="7.001cm" style:rel-width="100%" svg:height="22.059cm" style:rel-height="scale" draw:z-index="16"><draw:image xlink:href="../../Resources/Levels/Radme/Cal/Blueprints/Castle/Prison/Prisons-Event%20flowchart.png" xlink:type="simple" xlink:show="embed" xlink:actuate="onLoad" loext:mime-type="image/png"/></draw:frame><text:span text:style-name="T1"><text:line-break/></text:span>Picture <text:sequence text:ref-name="refPicture38" text:name="Picture" text:formula="ooow:Picture+1" style:num-format="1">45</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1" draw:name="Image78" text:anchor-type="as-char" svg:width="13.391cm" svg:height="11.737cm" draw:z-index="17"><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1">ID</text:p>
                      </table:table-cell>
                      <table:table-cell table:style-name="Table62.B1" office:value-type="string">
                        <text:p text:style-name="P41">Description</text:p>
                      </table:table-cell>
                    </table:table-row>
                    <table:table-row>
                      <table:table-cell table:style-name="Table62.A2" office:value-type="string">
                        <text:p text:style-name="P3"><draw:frame draw:style-name="fr19" draw:name="Image28" text:anchor-type="as-char" svg:width="0.4cm" svg:height="0.49cm" draw:z-index="18"><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9" draw:name="Image77" text:anchor-type="as-char" svg:width="0.7cm" svg:height="0.55cm" draw:z-index="19"><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draw:frame draw:style-name="fr1" draw:name="Frame46" text:anchor-type="as-char" svg:width="5.611cm" draw:z-index="129"><draw:text-box fo:min-height="4.918cm"><text:p text:style-name="Picture"><draw:frame draw:style-name="fr25" draw:name="Image84" text:anchor-type="as-char" svg:width="5.611cm" style:rel-width="100%" svg:height="4.918cm" style:rel-height="scale" draw:z-index="130"><draw:image xlink:href="../../Resources/Levels/Radme/Cal/Blueprints/Castle/Prison/Prison%20interna%20with%20Paths.png" xlink:type="simple" xlink:show="embed" xlink:actuate="onLoad" draw:filter-name="&lt;All formats&gt;" loext:mime-type="image/png"/></draw:frame><text:span text:style-name="T1"><text:line-break/></text:span>Picture <text:sequence text:ref-name="refPicture44" text:name="Picture" text:formula="ooow:Picture+1" style:num-format="1">46</text:sequence>: Main path</text:p></draw:text-box></draw:frame></text:p>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1">Room</text:p>
                </table:table-cell>
                <table:table-cell table:style-name="Table58.A1" office:value-type="string">
                  <text:p text:style-name="P41">Enemies</text:p>
                </table:table-cell>
                <table:table-cell table:style-name="Table58.C1" office:value-type="string">
                  <text:p text:style-name="P41">Damage to T.</text:p>
                </table:table-cell>
                <table:table-cell table:style-name="Table58.A1" office:value-type="string">
                  <text:p text:style-name="P41">Damage of T.</text:p>
                </table:table-cell>
                <table:table-cell table:style-name="Table58.C1" office:value-type="string">
                  <text:p text:style-name="P41">DPT (T., E.) / HP E.</text:p>
                </table:table-cell>
                <table:table-cell table:style-name="Table58.A1" office:value-type="string">
                  <text:p text:style-name="P41">DPT (E., T.) / HP T.</text:p>
                </table:table-cell>
                <table:table-cell table:style-name="Table58.C1" office:value-type="string">
                  <text:p text:style-name="P41">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8">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4</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4T12:18:02.076000000</dc:date>
    <meta:editing-duration>P1DT10H29M59S</meta:editing-duration>
    <meta:editing-cycles>833</meta:editing-cycles>
    <meta:generator>LibreOffice/6.1.2.1$Windows_X86_64 LibreOffice_project/65905a128db06ba48db947242809d14d3f9a93fe</meta:generator>
    <dc:creator>Michele Maione</dc:creator>
    <meta:document-statistic meta:table-count="73" meta:image-count="88" meta:object-count="0" meta:page-count="34" meta:paragraph-count="1136" meta:word-count="7414" meta:character-count="37908" meta:non-whitespace-character-count="31638"/>
    <meta:template xlink:type="simple" xlink:actuate="onRequest" xlink:title="" xlink:href="../MasterGameDesignDocument.odm" meta:date="2018-12-28T17:59:39.040000000"/>
  </office:meta>
</office:document-meta>
</file>